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90000033A588977D3.png" manifest:media-type=""/>
  <manifest:file-entry manifest:full-path="Pictures/10000201000003940000045CAD6895A7.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59cm" table:align="margins"/>
    </style:style>
    <style:style style:name="Tabella1.A" style:family="table-column">
      <style:table-column-properties style:column-width="4.397cm" style:rel-column-width="16383*"/>
    </style:style>
    <style:style style:name="Tabella1.D" style:family="table-column">
      <style:table-column-properties style:column-width="4.397cm" style:rel-column-width="16386*"/>
    </style:style>
    <style:style style:name="Tabella1.1" style:family="table-row">
      <style:table-row-properties fo:keep-together="always"/>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Relazioni" style:family="table">
      <style:table-properties style:width="17.59cm" table:align="margins" style:may-break-between-rows="true"/>
    </style:style>
    <style:style style:name="Relazioni.A" style:family="table-column">
      <style:table-column-properties style:column-width="4.397cm" style:rel-column-width="16383*"/>
    </style:style>
    <style:style style:name="Relazioni.D" style:family="table-column">
      <style:table-column-properties style:column-width="4.397cm" style:rel-column-width="16386*"/>
    </style:style>
    <style:style style:name="Relazioni.1" style:family="table-row">
      <style:table-row-properties fo:keep-together="always"/>
    </style:style>
    <style:style style:name="Relazioni.A1" style:family="table-cell">
      <style:table-cell-properties fo:padding="0.097cm" fo:border-left="0.05pt solid #000000" fo:border-right="none" fo:border-top="0.05pt solid #000000" fo:border-bottom="0.05pt solid #000000"/>
    </style:style>
    <style:style style:name="Relazioni.D1" style:family="table-cell">
      <style:table-cell-properties fo:padding="0.097cm" fo:border="0.05pt solid #000000"/>
    </style:style>
    <style:style style:name="Relazioni.A2" style:family="table-cell">
      <style:table-cell-properties fo:padding="0.097cm" fo:border-left="0.05pt solid #000000" fo:border-right="none" fo:border-top="none" fo:border-bottom="0.05pt solid #000000"/>
    </style:style>
    <style:style style:name="Relazioni.D2" style:family="table-cell">
      <style:table-cell-properties fo:padding="0.097cm" fo:border-left="0.05pt solid #000000" fo:border-right="0.05pt solid #000000" fo:border-top="none" fo:border-bottom="0.05pt solid #000000"/>
    </style:style>
    <style:style style:name="Tabella2" style:family="table">
      <style:table-properties style:width="17.59cm" table:align="margins" style:may-break-between-rows="false"/>
    </style:style>
    <style:style style:name="Tabella2.A" style:family="table-column">
      <style:table-column-properties style:column-width="5.863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3" style:family="table">
      <style:table-properties style:width="17.59cm" table:align="margins"/>
    </style:style>
    <style:style style:name="Tabella3.A" style:family="table-column">
      <style:table-column-properties style:column-width="8.795cm" style:rel-column-width="32767*"/>
    </style:style>
    <style:style style:name="Tabella3.B" style:family="table-column">
      <style:table-column-properties style:column-width="8.795cm" style:rel-column-width="32768*"/>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Tabella4" style:family="table">
      <style:table-properties style:width="17.59cm" table:align="margins"/>
    </style:style>
    <style:style style:name="Tabella4.A" style:family="table-column">
      <style:table-column-properties style:column-width="4.378cm" style:rel-column-width="16311*"/>
    </style:style>
    <style:style style:name="Tabella4.B" style:family="table-column">
      <style:table-column-properties style:column-width="8.105cm" style:rel-column-width="30197*"/>
    </style:style>
    <style:style style:name="Tabella4.C" style:family="table-column">
      <style:table-column-properties style:column-width="5.106cm" style:rel-column-width="19027*"/>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0000" style:font-name="DejaVu Sans" fo:font-size="14pt" fo:language="it" fo:country="IT" fo:font-weight="normal" style:font-size-asian="12.25pt" style:font-weight-asian="normal" style:font-size-complex="14pt" style:font-weight-complex="normal"/>
    </style:style>
    <style:style style:name="P2" style:family="paragraph" style:parent-style-name="Standard">
      <style:paragraph-properties fo:text-align="center" style:justify-single-word="false"/>
      <style:text-properties fo:color="#000000" style:font-name="DejaVu Sans" fo:font-size="14pt" fo:language="it" fo:country="IT" fo:font-weight="normal" style:font-size-asian="12.25pt" style:font-weight-asian="normal" style:font-size-complex="14pt" style:font-weight-complex="normal"/>
    </style:style>
    <style:style style:name="P3" style:family="paragraph" style:parent-style-name="Standard">
      <style:text-properties fo:color="#000000" style:font-name="DejaVu Sans" fo:font-size="14pt" fo:language="it" fo:country="IT" fo:font-weight="normal" style:font-size-asian="14pt" style:font-weight-asian="normal" style:font-size-complex="14pt" style:font-weight-complex="normal"/>
    </style:style>
    <style:style style:name="P4" style:family="paragraph" style:parent-style-name="Standard">
      <style:text-properties fo:color="#000000" style:font-name="DejaVu Sans" fo:font-size="14pt" fo:language="it" fo:country="IT" style:font-size-asian="14pt" style:font-size-complex="14pt"/>
    </style:style>
    <style:style style:name="P5" style:family="paragraph" style:parent-style-name="Standard">
      <style:text-properties fo:color="#000000" style:font-name="DejaVu Sans" fo:font-size="14pt" fo:language="it" fo:country="IT" fo:font-weight="bold" style:font-size-asian="14pt" style:font-weight-asian="bold" style:font-size-complex="14pt" style:font-weight-complex="bold"/>
    </style:style>
    <style:style style:name="P6" style:family="paragraph" style:parent-style-name="Standard">
      <style:text-properties fo:color="#000000" style:font-name="DejaVu Sans" fo:font-size="14pt" fo:language="it" fo:country="IT" fo:font-weight="bold" style:font-size-asian="12.25pt" style:font-weight-asian="bold" style:font-size-complex="14pt" style:font-weight-complex="bold"/>
    </style:style>
    <style:style style:name="P7" style:family="paragraph" style:parent-style-name="Standard">
      <style:paragraph-properties fo:text-align="center" style:justify-single-word="false"/>
      <style:text-properties fo:color="#000000" style:font-name="DejaVu Sans" fo:font-size="18pt" fo:language="it" fo:country="IT" fo:font-weight="bold" style:font-size-asian="18pt" style:font-weight-asian="bold" style:font-size-complex="18pt" style:font-weight-complex="bold"/>
    </style:style>
    <style:style style:name="P8" style:family="paragraph" style:parent-style-name="Standard">
      <style:text-properties fo:color="#000000" style:font-name="DejaVu Sans" fo:language="it" fo:country="IT"/>
    </style:style>
    <style:style style:name="P9" style:family="paragraph" style:parent-style-name="Standard">
      <style:text-properties fo:color="#000000" style:font-name="DejaVu Sans" fo:language="it" fo:country="IT" fo:font-weight="bold" style:font-weight-asian="bold" style:font-weight-complex="bold"/>
    </style:style>
    <style:style style:name="P10" style:family="paragraph" style:parent-style-name="Standard">
      <style:text-properties fo:color="#000000" style:font-name="DejaVu Sans" fo:language="it" fo:country="IT" fo:font-weight="normal" style:font-weight-asian="normal" style:font-weight-complex="normal"/>
    </style:style>
    <style:style style:name="P11" style:family="paragraph" style:parent-style-name="Standard">
      <style:text-properties fo:color="#000000" style:font-name="DejaVu Sans" fo:font-size="12pt" fo:language="it" fo:country="IT" fo:font-weight="normal" style:font-size-asian="12pt" style:font-weight-asian="normal" style:font-size-complex="12pt" style:font-weight-complex="normal"/>
    </style:style>
    <style:style style:name="P12" style:family="paragraph" style:parent-style-name="Standard">
      <style:text-properties fo:color="#000000" style:font-name="DejaVu Sans" fo:font-size="12pt" fo:language="it" fo:country="IT" fo:font-weight="normal" style:font-size-asian="10.5pt" style:font-weight-asian="normal" style:font-size-complex="12pt" style:font-weight-complex="normal"/>
    </style:style>
    <style:style style:name="P13" style:family="paragraph" style:parent-style-name="Table_20_Heading">
      <style:text-properties style:font-name="DejaVu Sans" fo:font-size="12pt" style:font-size-asian="10.5pt" style:font-size-complex="12pt"/>
    </style:style>
    <style:style style:name="P14" style:family="paragraph" style:parent-style-name="Table_20_Heading">
      <style:text-properties style:font-name="DejaVu Sans" fo:font-size="14pt" style:font-size-asian="14pt" style:font-size-complex="14pt"/>
    </style:style>
    <style:style style:name="P15" style:family="paragraph" style:parent-style-name="Table_20_Contents">
      <style:text-properties style:font-name="DejaVu Sans" fo:font-size="12pt" style:font-size-asian="10.5pt" style:font-size-complex="12pt"/>
    </style:style>
    <style:style style:name="P16" style:family="paragraph" style:parent-style-name="Table_20_Contents">
      <style:text-properties style:font-name="DejaVu Sans" fo:font-size="14pt" style:font-size-asian="14pt" style:font-size-complex="14pt"/>
    </style:style>
    <style:style style:name="P17" style:family="paragraph" style:parent-style-name="Table_20_Contents">
      <style:text-properties style:font-name="DejaVu Sans" fo:font-size="14pt" fo:font-weight="bold" style:font-size-asian="14pt" style:font-weight-asian="bold" style:font-size-complex="14pt" style:font-weight-complex="bold"/>
    </style:style>
    <style:style style:name="P18" style:family="paragraph" style:parent-style-name="Standard">
      <style:paragraph-properties fo:margin-left="-1.251cm" fo:margin-right="0cm" fo:text-indent="0cm" style:auto-text-indent="false"/>
      <style:text-properties fo:color="#000000"/>
    </style:style>
    <style:style style:name="P19" style:family="paragraph" style:parent-style-name="Standard">
      <style:paragraph-properties fo:margin-left="-1.251cm" fo:margin-right="0cm" fo:text-indent="0cm" style:auto-text-indent="false"/>
      <style:text-properties fo:color="#000000" style:font-name="DejaVu Sans" fo:font-size="14pt" fo:language="it" fo:country="IT" fo:font-weight="bold" style:font-size-asian="12.25pt" style:font-weight-asian="bold" style:font-size-complex="14pt" style:font-weight-complex="bold"/>
    </style:style>
    <style:style style:name="P20" style:family="paragraph" style:parent-style-name="Standard">
      <style:paragraph-properties fo:margin-left="-1.251cm" fo:margin-right="0cm" fo:text-align="center" style:justify-single-word="false" fo:text-indent="0cm" style:auto-text-indent="false"/>
      <style:text-properties fo:color="#000000" fo:language="it" fo:country="IT"/>
    </style:style>
    <style:style style:name="P21" style:family="paragraph" style:parent-style-name="Standard">
      <style:paragraph-properties fo:break-before="page"/>
      <style:text-properties fo:color="#000000" style:font-name="DejaVu Sans" fo:font-size="14pt" fo:language="it" fo:country="IT" fo:font-weight="bold" style:font-size-asian="14pt" style:font-weight-asian="bold" style:font-size-complex="14pt" style:font-weight-complex="bold"/>
    </style:style>
    <style:style style:name="P22" style:family="paragraph" style:parent-style-name="Standard">
      <style:paragraph-properties fo:margin-left="0cm" fo:margin-right="0cm" fo:text-indent="0cm" style:auto-text-indent="false"/>
      <style:text-properties fo:color="#000000" style:font-name="DejaVu Sans" fo:font-size="14pt" fo:language="it" fo:country="IT" fo:font-weight="bold" style:font-size-asian="14pt" style:font-weight-asian="bold" style:font-size-complex="14pt" style:font-weight-complex="bold"/>
    </style:style>
    <style:style style:name="P23" style:family="paragraph" style:parent-style-name="Standard" style:list-style-name="L1">
      <style:text-properties fo:color="#000000" style:font-name="DejaVu Sans" fo:language="it" fo:country="IT"/>
    </style:style>
    <style:style style:name="P24" style:family="paragraph" style:parent-style-name="Standard" style:list-style-name="L2">
      <style:text-properties fo:color="#000000" style:font-name="DejaVu Sans" fo:language="it" fo:country="IT" fo:font-weight="normal" style:font-weight-asian="normal" style:font-weight-complex="normal"/>
    </style:style>
    <style:style style:name="P25" style:family="paragraph" style:parent-style-name="Standard">
      <style:text-properties fo:color="#000000" style:font-name="DejaVu Sans" fo:font-size="12pt" fo:language="it" fo:country="IT" fo:font-weight="normal" style:font-size-asian="12pt" style:font-weight-asian="normal" style:font-size-complex="12pt" style:font-weight-complex="normal"/>
    </style:style>
    <style:style style:name="P26" style:family="paragraph" style:parent-style-name="Standard" style:list-style-name="L3">
      <style:text-properties fo:color="#000000" style:font-name="DejaVu Sans" fo:font-size="12pt" fo:language="it" fo:country="IT" fo:font-weight="normal" style:font-size-asian="12pt" style:font-weight-asian="normal" style:font-size-complex="12pt" style:font-weight-complex="normal"/>
    </style:style>
    <style:style style:name="P27" style:family="paragraph" style:parent-style-name="Standard" style:list-style-name="L4">
      <style:text-properties fo:color="#000000" style:font-name="DejaVu Sans" fo:font-size="12pt" fo:language="it" fo:country="IT" fo:font-weight="normal" style:font-size-asian="12pt" style:font-weight-asian="normal" style:font-size-complex="12pt" style:font-weight-complex="normal"/>
    </style:style>
    <style:style style:name="P28" style:family="paragraph" style:parent-style-name="Standard">
      <style:text-properties fo:color="#000000" style:font-name="DejaVu Sans" fo:font-size="12pt" fo:language="it" fo:country="IT" fo:font-weight="normal" officeooo:paragraph-rsid="0014268d" style:font-size-asian="12pt" style:font-weight-asian="normal" style:font-size-complex="12pt" style:font-weight-complex="normal"/>
    </style:style>
    <style:style style:name="P29" style:family="paragraph" style:parent-style-name="Standard">
      <style:text-properties fo:color="#000000" style:font-name="DejaVu Sans" fo:font-size="14pt" fo:language="it" fo:country="IT" fo:font-weight="normal" style:font-size-asian="14pt" style:font-weight-asian="normal" style:font-size-complex="14pt" style:font-weight-complex="normal"/>
    </style:style>
    <style:style style:name="P30" style:family="paragraph" style:parent-style-name="Standard">
      <style:text-properties fo:color="#000000" style:font-name="DejaVu Sans" fo:font-size="14pt" fo:language="it" fo:country="IT" fo:font-weight="normal" officeooo:paragraph-rsid="001430da" style:font-size-asian="14pt" style:font-weight-asian="normal" style:font-size-complex="14pt" style:font-weight-complex="normal"/>
    </style:style>
    <style:style style:name="P31" style:family="paragraph" style:parent-style-name="Standard" style:list-style-name="L17">
      <style:text-properties fo:color="#000000" style:font-name="DejaVu Sans" fo:font-size="14pt" fo:language="it" fo:country="IT" fo:font-weight="normal" officeooo:paragraph-rsid="001f06a1" style:font-size-asian="14pt" style:font-weight-asian="normal" style:font-size-complex="14pt" style:font-weight-complex="normal"/>
    </style:style>
    <style:style style:name="P32" style:family="paragraph" style:parent-style-name="Standard">
      <style:text-properties fo:color="#000000" style:font-name="DejaVu Sans" fo:font-size="14pt" fo:language="it" fo:country="IT" fo:font-weight="normal" officeooo:paragraph-rsid="001f06a1" style:font-size-asian="14pt" style:font-weight-asian="normal" style:font-size-complex="14pt" style:font-weight-complex="normal"/>
    </style:style>
    <style:style style:name="P33" style:family="paragraph" style:parent-style-name="Standard">
      <style:text-properties fo:color="#000000" style:font-name="DejaVu Sans" fo:font-size="14pt" fo:language="it" fo:country="IT" fo:font-weight="bold" style:font-size-asian="14pt" style:font-weight-asian="bold" style:font-size-complex="14pt" style:font-weight-complex="bold"/>
    </style:style>
    <style:style style:name="P34" style:family="paragraph" style:parent-style-name="Standard">
      <style:text-properties fo:color="#000000" style:font-name="DejaVu Sans" fo:font-size="14pt" fo:language="it" fo:country="IT" fo:font-weight="bold" officeooo:paragraph-rsid="001430da" style:font-size-asian="14pt" style:font-weight-asian="bold" style:font-size-complex="14pt" style:font-weight-complex="bold"/>
    </style:style>
    <style:style style:name="P35" style:family="paragraph" style:parent-style-name="Standard">
      <style:text-properties fo:color="#000000" style:font-name="DejaVu Sans" fo:font-size="14pt" fo:language="it" fo:country="IT" fo:font-weight="bold" officeooo:paragraph-rsid="00155a2e" style:font-size-asian="14pt" style:font-weight-asian="bold" style:font-size-complex="14pt" style:font-weight-complex="bold"/>
    </style:style>
    <style:style style:name="P36" style:family="paragraph" style:parent-style-name="Standard">
      <style:text-properties fo:color="#000000" style:font-name="DejaVu Sans" fo:font-size="14pt" fo:language="it" fo:country="IT" fo:font-weight="bold" officeooo:paragraph-rsid="00170713" style:font-size-asian="14pt" style:font-weight-asian="bold" style:font-size-complex="14pt" style:font-weight-complex="bold"/>
    </style:style>
    <style:style style:name="P37" style:family="paragraph" style:parent-style-name="Standard">
      <style:text-properties fo:color="#000000" style:font-name="DejaVu Sans" fo:font-size="14pt" fo:language="it" fo:country="IT" fo:font-weight="bold" officeooo:paragraph-rsid="00197b9b" style:font-size-asian="14pt" style:font-weight-asian="bold" style:font-size-complex="14pt" style:font-weight-complex="bold"/>
    </style:style>
    <style:style style:name="P38" style:family="paragraph" style:parent-style-name="Standard" style:list-style-name="L9">
      <style:text-properties fo:color="#000000" style:font-name="DejaVu Sans" fo:font-size="14pt" fo:language="it" fo:country="IT" fo:font-weight="bold" officeooo:paragraph-rsid="001b1f4a" style:font-size-asian="14pt" style:font-weight-asian="bold" style:font-size-complex="14pt" style:font-weight-complex="bold"/>
    </style:style>
    <style:style style:name="P39" style:family="paragraph" style:parent-style-name="Standard">
      <style:text-properties fo:color="#000000" style:font-name="DejaVu Sans" fo:font-size="14pt" fo:language="it" fo:country="IT" fo:font-weight="bold" officeooo:paragraph-rsid="001b1f4a" style:font-size-asian="14pt" style:font-weight-asian="bold" style:font-size-complex="14pt" style:font-weight-complex="bold"/>
    </style:style>
    <style:style style:name="P40" style:family="paragraph" style:parent-style-name="Standard" style:list-style-name="L10">
      <style:text-properties fo:color="#000000" style:font-name="DejaVu Sans" fo:font-size="14pt" fo:language="it" fo:country="IT" fo:font-weight="bold" officeooo:paragraph-rsid="001ca3a0" style:font-size-asian="14pt" style:font-weight-asian="bold" style:font-size-complex="14pt" style:font-weight-complex="bold"/>
    </style:style>
    <style:style style:name="P41" style:family="paragraph" style:parent-style-name="Standard">
      <style:text-properties fo:color="#000000" style:font-name="DejaVu Sans" fo:font-size="14pt" fo:language="it" fo:country="IT" fo:font-weight="bold" officeooo:paragraph-rsid="001ca3a0" style:font-size-asian="14pt" style:font-weight-asian="bold" style:font-size-complex="14pt" style:font-weight-complex="bold"/>
    </style:style>
    <style:style style:name="P42" style:family="paragraph" style:parent-style-name="Standard">
      <style:text-properties fo:color="#000000" style:font-name="DejaVu Sans" fo:font-size="14pt" fo:language="it" fo:country="IT" fo:font-weight="bold" officeooo:paragraph-rsid="001d83ae" style:font-size-asian="14pt" style:font-weight-asian="bold" style:font-size-complex="14pt" style:font-weight-complex="bold"/>
    </style:style>
    <style:style style:name="P43" style:family="paragraph" style:parent-style-name="Standard">
      <style:text-properties fo:color="#000000" style:font-name="DejaVu Sans" fo:font-size="14pt" fo:language="it" fo:country="IT" fo:font-weight="bold" officeooo:paragraph-rsid="001e2fc8" style:font-size-asian="14pt" style:font-weight-asian="bold" style:font-size-complex="14pt" style:font-weight-complex="bold"/>
    </style:style>
    <style:style style:name="P44" style:family="paragraph" style:parent-style-name="Standard" style:list-style-name="L15">
      <style:text-properties fo:color="#000000" style:font-name="DejaVu Sans" fo:font-size="14pt" fo:language="it" fo:country="IT" fo:font-weight="bold" officeooo:paragraph-rsid="001e2fc8" style:font-size-asian="14pt" style:font-weight-asian="bold" style:font-size-complex="14pt" style:font-weight-complex="bold"/>
    </style:style>
    <style:style style:name="P45" style:family="paragraph" style:parent-style-name="Standard" style:list-style-name="L8">
      <style:text-properties fo:color="#000000" style:font-name="DejaVu Sans" fo:font-size="14pt" fo:language="it" fo:country="IT" fo:font-style="italic" fo:font-weight="bold" officeooo:paragraph-rsid="00197b9b" style:font-size-asian="14pt" style:font-style-asian="italic" style:font-weight-asian="bold" style:font-size-complex="14pt" style:font-style-complex="italic" style:font-weight-complex="bold"/>
    </style:style>
    <style:style style:name="P46" style:family="paragraph" style:parent-style-name="Standard" style:list-style-name="L11">
      <style:text-properties fo:color="#000000" style:font-name="DejaVu Sans" fo:font-size="14pt" fo:language="it" fo:country="IT" fo:font-style="italic" fo:font-weight="bold" officeooo:paragraph-rsid="001d83ae" style:font-size-asian="14pt" style:font-style-asian="italic" style:font-weight-asian="bold" style:font-size-complex="14pt" style:font-style-complex="italic" style:font-weight-complex="bold"/>
    </style:style>
    <style:style style:name="P47" style:family="paragraph" style:parent-style-name="Standard" style:list-style-name="L12">
      <style:text-properties fo:color="#000000" style:font-name="DejaVu Sans" fo:font-size="14pt" fo:language="it" fo:country="IT" fo:font-style="italic" fo:font-weight="bold" officeooo:paragraph-rsid="001d83ae" style:font-size-asian="14pt" style:font-style-asian="italic" style:font-weight-asian="bold" style:font-size-complex="14pt" style:font-style-complex="italic" style:font-weight-complex="bold"/>
    </style:style>
    <style:style style:name="P48" style:family="paragraph" style:parent-style-name="Standard" style:list-style-name="L13">
      <style:text-properties fo:color="#000000" style:font-name="DejaVu Sans" fo:font-size="14pt" fo:language="it" fo:country="IT" fo:font-style="italic" fo:font-weight="bold" officeooo:paragraph-rsid="001d83ae" style:font-size-asian="14pt" style:font-style-asian="italic" style:font-weight-asian="bold" style:font-size-complex="14pt" style:font-style-complex="italic" style:font-weight-complex="bold"/>
    </style:style>
    <style:style style:name="P49" style:family="paragraph" style:parent-style-name="Standard" style:list-style-name="L14">
      <style:text-properties fo:color="#000000" style:font-name="DejaVu Sans" fo:font-size="14pt" fo:language="it" fo:country="IT" fo:font-style="italic" fo:font-weight="bold" officeooo:paragraph-rsid="001d83ae" style:font-size-asian="14pt" style:font-style-asian="italic" style:font-weight-asian="bold" style:font-size-complex="14pt" style:font-style-complex="italic" style:font-weight-complex="bold"/>
    </style:style>
    <style:style style:name="P50" style:family="paragraph" style:parent-style-name="Standard" style:list-style-name="L16">
      <style:text-properties fo:color="#000000" style:font-name="DejaVu Sans" fo:font-size="14pt" fo:language="it" fo:country="IT" fo:font-style="italic" fo:font-weight="bold" officeooo:paragraph-rsid="001e2fc8" style:font-size-asian="14pt" style:font-style-asian="italic" style:font-weight-asian="bold" style:font-size-complex="14pt" style:font-style-complex="italic" style:font-weight-complex="bold"/>
    </style:style>
    <style:style style:name="P51" style:family="paragraph" style:parent-style-name="Standard">
      <style:text-properties fo:color="#000000" style:font-name="DejaVu Sans" fo:font-size="6pt" fo:language="it" fo:country="IT" fo:font-weight="normal" officeooo:paragraph-rsid="001430da" style:font-size-asian="5.25pt" style:font-weight-asian="normal" style:font-size-complex="6pt" style:font-weight-complex="normal"/>
    </style:style>
    <style:style style:name="P52" style:family="paragraph" style:parent-style-name="Standard">
      <style:text-properties fo:color="#000000" style:font-name="DejaVu Sans Mono" fo:font-size="14pt" fo:language="it" fo:country="IT" fo:font-weight="normal" officeooo:paragraph-rsid="001430da" style:font-size-asian="14pt" style:font-weight-asian="normal" style:font-size-complex="14pt" style:font-weight-complex="normal"/>
    </style:style>
    <style:style style:name="P53" style:family="paragraph" style:parent-style-name="Standard" style:list-style-name="L5">
      <style:text-properties officeooo:paragraph-rsid="00197b9b"/>
    </style:style>
    <style:style style:name="P54" style:family="paragraph" style:parent-style-name="Standard" style:list-style-name="L6">
      <style:text-properties officeooo:paragraph-rsid="00197b9b"/>
    </style:style>
    <style:style style:name="P55" style:family="paragraph" style:parent-style-name="Standard" style:list-style-name="L7">
      <style:text-properties officeooo:paragraph-rsid="00197b9b"/>
    </style:style>
    <style:style style:name="T1" style:family="text">
      <style:text-properties style:font-name="DejaVu Sans" fo:font-size="14pt" fo:language="it" fo:country="IT" fo:font-weight="bold" style:font-size-asian="14pt" style:font-weight-asian="bold" style:font-size-complex="14pt" style:font-weight-complex="bold"/>
    </style:style>
    <style:style style:name="T2" style:family="text">
      <style:text-properties style:font-name="DejaVu Sans" fo:font-size="14pt" fo:language="it" fo:country="IT" fo:font-weight="normal" style:font-size-asian="14pt" style:font-weight-asian="normal" style:font-size-complex="14pt" style:font-weight-complex="normal"/>
    </style:style>
    <style:style style:name="T3" style:family="text">
      <style:text-properties style:font-name="DejaVu Sans" fo:font-size="14pt" fo:font-weight="bold" style:font-size-asian="14pt" style:font-weight-asian="bold" style:font-size-complex="14pt" style:font-weight-complex="bold"/>
    </style:style>
    <style:style style:name="T4" style:family="text">
      <style:text-properties style:font-name="DejaVu Sans" fo:font-size="14pt" fo:font-weight="normal" style:font-size-asian="12.25pt" style:font-weight-asian="normal" style:font-size-complex="14pt" style:font-weight-complex="normal"/>
    </style:style>
    <style:style style:name="T5" style:family="text">
      <style:text-properties fo:font-weight="normal" style:font-weight-asian="normal" style:font-weight-complex="normal"/>
    </style:style>
    <style:style style:name="T6" style:family="text">
      <style:text-properties fo:font-weight="normal" officeooo:rsid="001430da" style:font-weight-asian="normal" style:font-weight-complex="normal"/>
    </style:style>
    <style:style style:name="T7" style:family="text">
      <style:text-properties fo:font-weight="normal" officeooo:rsid="00170713" style:font-weight-asian="normal" style:font-weight-complex="normal"/>
    </style:style>
    <style:style style:name="T8" style:family="text">
      <style:text-properties fo:font-weight="normal" officeooo:rsid="00184e63" style:font-weight-asian="normal" style:font-weight-complex="normal"/>
    </style:style>
    <style:style style:name="T9" style:family="text">
      <style:text-properties fo:font-weight="normal" officeooo:rsid="00197b9b" style:font-weight-asian="normal" style:font-weight-complex="normal"/>
    </style:style>
    <style:style style:name="T10" style:family="text">
      <style:text-properties fo:font-weight="normal" officeooo:rsid="001b1f4a" style:font-weight-asian="normal" style:font-weight-complex="normal"/>
    </style:style>
    <style:style style:name="T11" style:family="text">
      <style:text-properties fo:font-weight="normal" officeooo:rsid="001ca3a0" style:font-weight-asian="normal" style:font-weight-complex="normal"/>
    </style:style>
    <style:style style:name="T12" style:family="text">
      <style:text-properties fo:font-weight="normal" officeooo:rsid="001d83ae" style:font-weight-asian="normal" style:font-weight-complex="normal"/>
    </style:style>
    <style:style style:name="T13" style:family="text">
      <style:text-properties fo:font-weight="normal" officeooo:rsid="001e2fc8" style:font-weight-asian="normal" style:font-weight-complex="normal"/>
    </style:style>
    <style:style style:name="T14" style:family="text">
      <style:text-properties style:text-underline-style="solid" style:text-underline-width="auto" style:text-underline-color="font-color"/>
    </style:style>
    <style:style style:name="T15" style:family="text">
      <style:text-properties style:text-underline-style="none"/>
    </style:style>
    <style:style style:name="T16" style:family="text">
      <style:text-properties fo:font-weight="bold" style:font-weight-asian="bold" style:font-weight-complex="bold"/>
    </style:style>
    <style:style style:name="T17" style:family="text">
      <style:text-properties officeooo:rsid="0014268d"/>
    </style:style>
    <style:style style:name="T18" style:family="text">
      <style:text-properties officeooo:rsid="001430da"/>
    </style:style>
    <style:style style:name="T19" style:family="text">
      <style:text-properties fo:font-style="italic" officeooo:rsid="001f06a1" style:font-style-asian="italic" style:font-style-complex="italic"/>
    </style:style>
    <style:style style:name="T20" style:family="text">
      <style:text-properties fo:font-style="italic" fo:font-weight="normal" officeooo:rsid="001b1f4a" style:font-style-asian="italic" style:font-weight-asian="normal" style:font-style-complex="italic" style:font-weight-complex="normal"/>
    </style:style>
    <style:style style:name="T21" style:family="text">
      <style:text-properties fo:font-style="italic" fo:font-weight="normal" officeooo:rsid="001ca3a0" style:font-style-asian="italic" style:font-weight-asian="normal" style:font-style-complex="italic" style:font-weight-complex="normal"/>
    </style:style>
    <style:style style:name="T22" style:family="text">
      <style:text-properties fo:font-style="italic" fo:font-weight="normal" officeooo:rsid="001e2fc8" style:font-style-asian="italic" style:font-weight-asian="normal" style:font-style-complex="italic" style:font-weight-complex="normal"/>
    </style:style>
    <style:style style:name="T23" style:family="text">
      <style:text-properties fo:color="#000000" style:font-name="DejaVu Sans" fo:font-size="14pt" fo:language="it" fo:country="IT" fo:font-style="italic" fo:font-weight="normal" officeooo:rsid="00197b9b" style:font-size-asian="14pt" style:font-style-asian="italic" style:font-weight-asian="normal" style:font-size-complex="14pt" style:font-style-complex="italic" style:font-weight-complex="normal"/>
    </style:style>
    <style:style style:name="T24" style:family="text">
      <style:text-properties officeooo:rsid="001f06a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11.201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getto di Basi di Dati</text:p>
      <text:p text:style-name="P2"/>
      <text:p text:style-name="P2">Cosergate – Gestionale per le spese di casa</text:p>
      <text:p text:style-name="P2"/>
      <text:p text:style-name="P2">Anno Accademico 2012/2013</text:p>
      <text:p text:style-name="P2"/>
      <text:p text:style-name="P2">Daniele Sciuto, Riccardo Serafini, Luca Regazzi, Dario Serra</text:p>
      <text:p text:style-name="P2"/>
      <text:p text:style-name="P20"><text:span text:style-name="T4"><text:tab/>1. </text:span><text:span text:style-name="T3">Raccolta delle specifiche della realtà di interesse espresse in linguaggio </text:span><text:span text:style-name="T3">naturale, documentata.</text:span></text:p>
      <text:p text:style-name="P4"/>
      <text:p text:style-name="P8">In tutte le case universitarie, <text:s/>durante la settimana i componenti dell'abitazione vanno a fare la spesa.</text:p>
      <text:p text:style-name="P8">Non tutti comprano le stesse cose e non tutti consumano le stesse cose.</text:p>
      <text:p text:style-name="P8">Nessuno vuole spendere più del necessario, soprattutto gli studenti universitari.</text:p>
      <text:p text:style-name="P8">La questione della divisione delle spese, nelle case universitarie, è spesso causa di litigi.</text:p>
      <text:p text:style-name="P8">Per risolvere tale inconveniente ci si organizza in modi diversi: c'è chi decide di fare tutta la spesa in comune e cucinare insieme oppure c'è chi decide di organizzarsi autonomamente in modo tale che ognuno compri i propri alimenti e se li cucini.</text:p>
      <text:p text:style-name="P8">In entrambi i casi, comunque, compaiono delle voci di spesa che riguardano tutti i componenti dell'abitazione: bollette, prodotti per la pulizia, e in generale tutti i beni di uso comune.</text:p>
      <text:p text:style-name="P8">La condivisione di tali beni comporta un periodico rituale di raccolta degli scontrini (spesso dimenticati nei portafogli), trascrizione dei costi e calcolo delle percentuali per definire chi deve soldi a chi.</text:p>
      <text:p text:style-name="P8"/>
      <text:p text:style-name="P8">Secondo noi è molto più comodo affidare la gestione della contabilità casalinga ad un programma. In questo modo si risolvono i problemi descritti e si può beneficiare di ulteriori vantaggi.</text:p>
      <text:p text:style-name="P8"/>
      <text:p text:style-name="P8">Ogni volta che un membro dell'abitazione va a fare la spesa, inserisce nel sistema i prodotti che ha acquistato.</text:p>
      <text:p text:style-name="P8">Per ogni prodotto, specifica una breve descrizione, il prezzo, e quali coinquilini lo utilizzeranno.</text:p>
      <text:p text:style-name="P8">Il sistema calcola automaticamente quanti soldi ognuno deve restituire agli altri. </text:p>
      <text:p text:style-name="P8">Essendo questa procedura così immediata, si può semplicemente evitare di scambiare il denaro ogni volta che si fa la spesa. Visto che di solito si abita con le stesse persone almeno per un anno, si può lasciare il conto "aperto" e restituirsi i soldi solo quando i debiti superano una soglia ragionevole.</text:p>
      <text:p text:style-name="P8">Organizzandosi in modo efficace, ruotando le persone che vanno a fare la spesa, si possono tenere basse le differenze tra debiti e crediti. </text:p>
      <text:p text:style-name="P8">Se si riesce a tenere questa soglia sotto un certo limite, si può anche evitare del tutto di scambiarsi il denaro.</text:p>
      <text:p text:style-name="P8">Oltre a semplificare la procedura descritta in precedenza, l'utilizzo di questo <text:soft-page-break/>sistema, può introdurre anche altri vantaggi.</text:p>
      <text:p text:style-name="P8">Il programma registra lo storico degli acquisti, questo può essere molto utile per calcolare e presentare delle statistiche sulle spese casalinghe:</text:p>
      <text:p text:style-name="P8"/>
      <text:list xml:id="list1335676750" text:style-name="L1">
        <text:list-item>
          <text:p text:style-name="P23">Quanto si spende di media ogni settimana, ogni mese, ogni anno per la casa</text:p>
        </text:list-item>
        <text:list-item>
          <text:p text:style-name="P23">Quali prodotti si comprano più spesso </text:p>
        </text:list-item>
        <text:list-item>
          <text:p text:style-name="P23">Chi va a fare la spesa più spesso</text:p>
        </text:list-item>
        <text:list-item>
          <text:p text:style-name="P23">Monitorare la variazione di prezzo dei prodotti</text:p>
        </text:list-item>
      </text:list>
      <text:p text:style-name="P8"/>
      <text:p text:style-name="P8">L'afflusso di una grande quantità di dati relativi ai prodotti venduti nei supermercati, può inoltre rappresentare una risorsa per lo sviluppo di ulteriori funzionalità ed applicazioni.</text:p>
      <text:p text:style-name="P8">Associando ad ogni prodotto il suo codice a barre, si può creare con il tempo un database unico di articoli, associando ad ognuno i diversi prezzi proposti da ogni supermercato.</text:p>
      <text:p text:style-name="P8">Si potrebbe anche creare una tabella dei supermercati georeferenziata, in modo da mostrare su una mappa quelli più vicini a casa propria, e quelli che offrono prezzi più competitivi.</text:p>
      <text:p text:style-name="P8">La raccolta di questi dati potrebbe essere molto facilitata dall'utilizzo di applicazioni per smartphone. Con la fotocamera si registrano i codici a barre dei prodotti nel momento in cui vengono inseriti nel carrello. In questo modo non c'è bisogno di riportare al computer le spese effettuate una volta arrivati a casa.</text:p>
      <text:p text:style-name="P8">Il GPS del cellulare, inoltre, <text:s/>può tenere traccia del supermercato in cui ci si trova, e se il prodotto che si sta acquistando è disponibile nelle vicinanze ad un prezzo minore, l'utente può essere avvisato con una notifica.</text:p>
      <text:p text:style-name="P8">Il sistema potrebbe aiutare anche a tenere traccia dei prodotti disponibili nella dispensa. Associando la data di scadenza ai generi alimentari, si potrebbe ricevere una notifica quando un prodotto sta per scadere.</text:p>
      <text:p text:style-name="P8">Tutte queste funzionalità sono sicuramente ambiziose ma, se il prodotto riesce a raggiungere un discreto numero di utenti, sono certamente realizzabili.</text:p>
      <text:p text:style-name="P8">Naturalmente nell'ambito del progetto di Basi di Dati non avremo la possibilità di sviluppare tutte queste funzionalità, ma la nostra fase di Analisi dei Requisiti vuole essere più ampia e completa possibile per facilitare future espansioni.</text:p>
      <text:p text:style-name="P5"/>
      <text:p text:style-name="P18"><text:span text:style-name="T1"><text:tab/></text:span><text:span text:style-name="T2">2.</text:span><text:span text:style-name="T1"> Analisi dei Requisiti</text:span></text:p>
      <text:p text:style-name="P5"/>
      <text:p text:style-name="P8">Si vuole realizzare una base di dati per gestire le spese all'interno di una abitazione.</text:p>
      <text:p text:style-name="P8">La <text:span text:style-name="T16">spesa</text:span> è identificata dallo scontrino, in cui è riportata la data e l'ora dell'acquisto, il nome del negozio e a volte anche il nome del cliente, se utilizza una tessera socio.</text:p>
      <text:p text:style-name="P8">Ad ogni <text:span text:style-name="T16">prodotto</text:span> inserito nel database viene associato un nome, una quantità ed un prezzo, inoltre viene anche associato ai membri dell'abitazione che lo utilizzeranno e quindi concorreranno all'acquisto.</text:p>
      <text:p text:style-name="P8">Ogni <text:span text:style-name="T16">abitante</text:span> è identificato da un'email, un nome utente, una password, nome e cognome e dalla casa in cui abita.</text:p>
      <text:p text:style-name="P8">La <text:span text:style-name="T16">casa</text:span> è identificata dalla città e dall'indirizzo, e da un nome identificativo.</text:p>
      <text:p text:style-name="P8"><text:soft-page-break/>Il sistema deve tenere conto della restituzione del denaro tra i componenti dell'abitazione, registrando la data della restituzione, gli abitanti coinvolti e l'importo restituito.</text:p>
      <text:p text:style-name="P8">Ad ogni prodotto possono essere aggiunti dei commenti da parte degli utenti, identificati da un contenuto e da una data di inserimento.</text:p>
      <text:p text:style-name="P8">Una volta inserite le spese, il sistema dovrà calcolare quanti soldi ogni inquilino deve restituire agli altri.</text:p>
      <text:p text:style-name="P8"/>
      <text:p text:style-name="P9">Specifica delle operazioni</text:p>
      <text:p text:style-name="P9"/>
      <text:p text:style-name="P10">Il sistema deve permettere, e tenere traccia, delle seguenti operazioni:<text:line-break/>(il numero di operazioni si riferisce ad un singolo ambiente)</text:p>
      <text:p text:style-name="P10"/>
      <text:list xml:id="list1953845710" text:style-name="L2">
        <text:list-item>
          <text:p text:style-name="P24">Creazione/eliminazione di nuovi utenti (raramente)</text:p>
        </text:list-item>
        <text:list-item>
          <text:p text:style-name="P24">Creazione/eliminazione di nuovi ambienti (raramente)</text:p>
        </text:list-item>
        <text:list-item>
          <text:p text:style-name="P24">Inserimento/rimozione di un utente da uno o più ambienti (raramente)</text:p>
        </text:list-item>
        <text:list-item>
          <text:p text:style-name="P24">Inserimento/modifica/rimozione di una nuova spesa (un paio di volte a settimana)</text:p>
        </text:list-item>
        <text:list-item>
          <text:p text:style-name="P24">Inserimento/modifica/rimozione dei prodotti relativi ad una spesa (una ventina volte a settimana)</text:p>
        </text:list-item>
        <text:list-item>
          <text:p text:style-name="P24">Restituzione di denaro tra i componenti della casa (circa una volta al mese)</text:p>
        </text:list-item>
        <text:list-item>
          <text:p text:style-name="P24">Commento ad un prodotto (variabile)</text:p>
        </text:list-item>
      </text:list>
      <text:p text:style-name="P8"/>
      <text:p text:style-name="P19"><text:span text:style-name="T5"><text:tab/>3.</text:span> Progettazione concettuale della base di dati con la <text:tab/>produzione di uno schema Entity-Relationship (ER), che <text:tab/><text:tab/>modelli la realtà di interesse</text:p>
      <text:p text:style-name="P1"/>
      <text:p text:style-name="P11">Analizzando la realtà di interesse abbiamo isolato diverse entità:</text:p>
      <text:list xml:id="list1889309051" text:style-name="L3">
        <text:list-item>
          <text:p text:style-name="P26">Prodotto</text:p>
        </text:list-item>
        <text:list-item>
          <text:p text:style-name="P26">Utente</text:p>
        </text:list-item>
        <text:list-item>
          <text:p text:style-name="P26">Spesa</text:p>
        </text:list-item>
        <text:list-item>
          <text:p text:style-name="P26">Ambiente (casa)</text:p>
          <text:p text:style-name="P26"/>
        </text:list-item>
      </text:list>
      <text:p text:style-name="P11">Abbiamo inoltre riscontrato la necessità delle seguenti relazioni con attributi:</text:p>
      <text:list xml:id="list521827117" text:style-name="L4">
        <text:list-item>
          <text:p text:style-name="P27">Pagamento</text:p>
        </text:list-item>
        <text:list-item>
          <text:p text:style-name="P27">Commento</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text:soft-page-break/>Da queste considerazioni abbiamo ricavato il seguente schema E/R:</text:p>
      <text:p text:style-name="P6"/>
      <text:p text:style-name="P8"/>
      <text:p text:style-name="P5"><draw:frame draw:style-name="fr1" draw:name="immagini2" text:anchor-type="as-char" svg:width="17.59cm" svg:height="21.429cm" draw:z-index="0"><draw:image xlink:href="Pictures/10000201000003940000045CAD6895A7.png" xlink:type="simple" xlink:show="embed" xlink:actuate="onLoad"/></draw:frame></text:p>
      <text:p text:style-name="P21">Dizionario dei dati</text:p>
      <text:p text:style-name="P12"/>
      <text:p text:style-name="P12">Entità:</text:p>
      <table:table table:name="Tabella1" table:style-name="Tabella1">
        <table:table-column table:style-name="Tabella1.A" table:number-columns-repeated="3"/>
        <table:table-column table:style-name="Tabella1.D"/>
        <table:table-header-rows>
          <table:table-row table:style-name="Tabella1.1">
            <table:table-cell table:style-name="Tabella1.A1" office:value-type="string">
              <text:p text:style-name="P13">Nome entità</text:p>
            </table:table-cell>
            <table:table-cell table:style-name="Tabella1.A1" office:value-type="string">
              <text:p text:style-name="P13">Descrizione</text:p>
            </table:table-cell>
            <table:table-cell table:style-name="Tabella1.A1" office:value-type="string">
              <text:p text:style-name="P13">Attributi</text:p>
            </table:table-cell>
            <table:table-cell table:style-name="Tabella1.D1" office:value-type="string">
              <text:p text:style-name="P13">Identificatore</text:p>
            </table:table-cell>
          </table:table-row>
        </table:table-header-rows>
        <table:table-row table:style-name="Tabella1.1">
          <table:table-cell table:style-name="Tabella1.A2" office:value-type="string">
            <text:p text:style-name="P15">Utente</text:p>
          </table:table-cell>
          <table:table-cell table:style-name="Tabella1.A2" office:value-type="string">
            <text:p text:style-name="P15">Utilizzatore del sistema, inquilino</text:p>
          </table:table-cell>
          <table:table-cell table:style-name="Tabella1.A2" office:value-type="string">
            <text:p text:style-name="P15">nome (stringa)</text:p>
            <text:p text:style-name="P15">cognome (stringa)</text:p>
            <text:p text:style-name="P15">password (stringa)</text:p>
            <text:p text:style-name="P15">username (stringa)</text:p>
          </table:table-cell>
          <table:table-cell table:style-name="Tabella1.D2" office:value-type="string">
            <text:p text:style-name="P15">Id_utente(stringa)</text:p>
          </table:table-cell>
        </table:table-row>
        <table:table-row table:style-name="Tabella1.1">
          <table:table-cell table:style-name="Tabella1.A2" office:value-type="string">
            <text:p text:style-name="P15">Prodotto</text:p>
          </table:table-cell>
          <table:table-cell table:style-name="Tabella1.A2" office:value-type="string">
            <text:p text:style-name="P15">Il singolo prodotto acquistato in una spesa (riga di uno scontrino)</text:p>
          </table:table-cell>
          <table:table-cell table:style-name="Tabella1.A2" office:value-type="string">
            <text:p text:style-name="P15">nome (stringa)</text:p>
            <text:p text:style-name="P15">quantita (intero)</text:p>
            <text:p text:style-name="P15">descrizione (stringa)</text:p>
            <text:p text:style-name="P15">costo (decimale)</text:p>
            <text:p text:style-name="P15">codice a barre (intero)</text:p>
          </table:table-cell>
          <table:table-cell table:style-name="Tabella1.D2" office:value-type="string">
            <text:p text:style-name="P15">Id_spesa(intero)</text:p>
          </table:table-cell>
        </table:table-row>
        <table:table-row table:style-name="Tabella1.1">
          <table:table-cell table:style-name="Tabella1.A2" office:value-type="string">
            <text:p text:style-name="P15">Spesa</text:p>
          </table:table-cell>
          <table:table-cell table:style-name="Tabella1.A2" office:value-type="string">
            <text:p text:style-name="P15">Una spesa effettuata da un utente per la casa, identificata da uno scontrino</text:p>
          </table:table-cell>
          <table:table-cell table:style-name="Tabella1.A2" office:value-type="string">
            <text:p text:style-name="P15">negozio (stringa)</text:p>
            <text:p text:style-name="P15">data (data)</text:p>
            <text:p text:style-name="P15">timestamp (data)</text:p>
          </table:table-cell>
          <table:table-cell table:style-name="Tabella1.D2" office:value-type="string">
            <text:p text:style-name="P15">id_spesa (intero)</text:p>
          </table:table-cell>
        </table:table-row>
        <table:table-row table:style-name="Tabella1.1">
          <table:table-cell table:style-name="Tabella1.A2" office:value-type="string">
            <text:p text:style-name="P15">Ambiente</text:p>
          </table:table-cell>
          <table:table-cell table:style-name="Tabella1.A2" office:value-type="string">
            <text:p text:style-name="P15">L'abitazione per la quale sono effettuate le spese</text:p>
            <text:p text:style-name="P15">(può anche non essere una casa)</text:p>
          </table:table-cell>
          <table:table-cell table:style-name="Tabella1.A2" office:value-type="string">
            <text:p text:style-name="P15">citta (stringa)</text:p>
            <text:p text:style-name="P15">via (stringa)</text:p>
            <text:p text:style-name="P15">numero civico (stringa)</text:p>
            <text:p text:style-name="P15">cap (intero)</text:p>
            <text:p text:style-name="P15">nome (stringa)</text:p>
          </table:table-cell>
          <table:table-cell table:style-name="Tabella1.D2" office:value-type="string">
            <text:p text:style-name="P15">id_ambiente (intero)</text:p>
          </table:table-cell>
        </table:table-row>
      </table:table>
      <text:p text:style-name="P12"/>
      <text:p text:style-name="P12">Relazioni:</text:p>
      <table:table table:name="Relazioni" table:style-name="Relazioni">
        <table:table-column table:style-name="Relazioni.A" table:number-columns-repeated="3"/>
        <table:table-column table:style-name="Relazioni.D"/>
        <table:table-header-rows>
          <table:table-row table:style-name="Relazioni.1">
            <table:table-cell table:style-name="Relazioni.A1" office:value-type="string">
              <text:p text:style-name="P13">Nome relazione</text:p>
            </table:table-cell>
            <table:table-cell table:style-name="Relazioni.A1" office:value-type="string">
              <text:p text:style-name="P13">Descrizione</text:p>
            </table:table-cell>
            <table:table-cell table:style-name="Relazioni.A1" office:value-type="string">
              <text:p text:style-name="P13">Entità coinvolte</text:p>
            </table:table-cell>
            <table:table-cell table:style-name="Relazioni.D1" office:value-type="string">
              <text:p text:style-name="P13">Attributi</text:p>
            </table:table-cell>
          </table:table-row>
        </table:table-header-rows>
        <table:table-row table:style-name="Relazioni.1">
          <table:table-cell table:style-name="Relazioni.A2" office:value-type="string">
            <text:p text:style-name="P15">Pagamento</text:p>
          </table:table-cell>
          <table:table-cell table:style-name="Relazioni.A2" office:value-type="string">
            <text:p text:style-name="P15">La restituzione di soldi tra due utenti</text:p>
          </table:table-cell>
          <table:table-cell table:style-name="Relazioni.A2" office:value-type="string">
            <text:p text:style-name="P15">(ricorsiva)</text:p>
            <text:p text:style-name="P15">Utente (1,N)</text:p>
          </table:table-cell>
          <table:table-cell table:style-name="Relazioni.D2" office:value-type="string">
            <text:p text:style-name="P15">id_pagamento (intero)</text:p>
            <text:p text:style-name="P15">timestamp (data)</text:p>
            <text:p text:style-name="P15">importo (decimale)</text:p>
            <text:p text:style-name="P15">data (data)</text:p>
          </table:table-cell>
        </table:table-row>
        <table:table-row table:style-name="Relazioni.1">
          <table:table-cell table:style-name="Relazioni.A2" office:value-type="string">
            <text:p text:style-name="P15">Commento</text:p>
          </table:table-cell>
          <table:table-cell table:style-name="Relazioni.A2" office:value-type="string">
            <text:p text:style-name="P15">Un commento effettuato da un utente ad un prodotto</text:p>
          </table:table-cell>
          <table:table-cell table:style-name="Relazioni.A2" office:value-type="string">
            <text:p text:style-name="P15">Prodotto (1,N)<text:line-break/>Utente (1,N)</text:p>
          </table:table-cell>
          <table:table-cell table:style-name="Relazioni.D2" office:value-type="string">
            <text:p text:style-name="P15">id_commento (intero)</text:p>
            <text:p text:style-name="P15">timestamp (data)</text:p>
            <text:p text:style-name="P15">testo (stringa)</text:p>
          </table:table-cell>
        </table:table-row>
        <table:table-row table:style-name="Relazioni.1">
          <table:table-cell table:style-name="Relazioni.A2" office:value-type="string">
            <text:p text:style-name="P15">Relazione_S_A</text:p>
          </table:table-cell>
          <table:table-cell table:style-name="Relazioni.A2" office:value-type="string">
            <text:p text:style-name="P15">Relazione per associare ogni spesa ad un ambiente</text:p>
          </table:table-cell>
          <table:table-cell table:style-name="Relazioni.A2" office:value-type="string">
            <text:p text:style-name="P15">Spesa (1,1)</text:p>
            <text:p text:style-name="P15">Ambiente (1,N)</text:p>
          </table:table-cell>
          <table:table-cell table:style-name="Relazioni.D2" office:value-type="string">
            <text:p text:style-name="P15"/>
          </table:table-cell>
        </table:table-row>
        <text:soft-page-break/>
        <table:table-row table:style-name="Relazioni.1">
          <table:table-cell table:style-name="Relazioni.A2" office:value-type="string">
            <text:p text:style-name="P15">Relazione_S_P</text:p>
          </table:table-cell>
          <table:table-cell table:style-name="Relazioni.A2" office:value-type="string">
            <text:p text:style-name="P15">Relazione per associare ogni prodotto alla propria spesa</text:p>
          </table:table-cell>
          <table:table-cell table:style-name="Relazioni.A2" office:value-type="string">
            <text:p text:style-name="P15">Prodotto (1,N)<text:line-break/>Spesa (1,1)</text:p>
          </table:table-cell>
          <table:table-cell table:style-name="Relazioni.D2" office:value-type="string">
            <text:p text:style-name="P15"/>
          </table:table-cell>
        </table:table-row>
        <table:table-row table:style-name="Relazioni.1">
          <table:table-cell table:style-name="Relazioni.A2" office:value-type="string">
            <text:p text:style-name="P15">Appartenenza</text:p>
          </table:table-cell>
          <table:table-cell table:style-name="Relazioni.A2" office:value-type="string">
            <text:p text:style-name="P15">Relazione per associare ogni utente ai propri ambiente</text:p>
          </table:table-cell>
          <table:table-cell table:style-name="Relazioni.A2" office:value-type="string">
            <text:p text:style-name="P15">Utente (1,N)</text:p>
            <text:p text:style-name="P15">Ambiente (1,N)</text:p>
          </table:table-cell>
          <table:table-cell table:style-name="Relazioni.D2" office:value-type="string">
            <text:p text:style-name="P15"/>
          </table:table-cell>
        </table:table-row>
        <table:table-row table:style-name="Relazioni.1">
          <table:table-cell table:style-name="Relazioni.A2" office:value-type="string">
            <text:p text:style-name="P15">Acquisto</text:p>
          </table:table-cell>
          <table:table-cell table:style-name="Relazioni.A2" office:value-type="string">
            <text:p text:style-name="P15">Relazione per associare ogni spesa all'utente che l'ha effettuata</text:p>
          </table:table-cell>
          <table:table-cell table:style-name="Relazioni.A2" office:value-type="string">
            <text:p text:style-name="P15">Utente (1,N)</text:p>
            <text:p text:style-name="P15">Spesa (1,N)</text:p>
          </table:table-cell>
          <table:table-cell table:style-name="Relazioni.D2" office:value-type="string">
            <text:p text:style-name="P15"/>
          </table:table-cell>
        </table:table-row>
        <table:table-row table:style-name="Relazioni.1">
          <table:table-cell table:style-name="Relazioni.A2" office:value-type="string">
            <text:p text:style-name="P15">Utilizzo</text:p>
          </table:table-cell>
          <table:table-cell table:style-name="Relazioni.A2" office:value-type="string">
            <text:p text:style-name="P15">Relazione per associare ogni prodotto all'utente che lo utilizza e partecipa all'acquisto</text:p>
          </table:table-cell>
          <table:table-cell table:style-name="Relazioni.A2" office:value-type="string">
            <text:p text:style-name="P15">Prodotto (1,N)</text:p>
            <text:p text:style-name="P15">Utente (1,N)</text:p>
          </table:table-cell>
          <table:table-cell table:style-name="Relazioni.D2" office:value-type="string">
            <text:p text:style-name="P15"/>
          </table:table-cell>
        </table:table-row>
      </table:table>
      <text:p text:style-name="P12"/>
      <text:p text:style-name="P12"/>
      <text:p text:style-name="P12"/>
      <text:p text:style-name="P22"><text:span text:style-name="T5">4.</text:span> Progettazione logica</text:p>
      <text:p text:style-name="P5"/>
      <text:p text:style-name="P5">Ristrutturazione dello schema concettuale</text:p>
      <text:p text:style-name="P3"/>
      <text:p text:style-name="P3">Eliminazione delle ridondanze: </text:p>
      <text:p text:style-name="P28">non abbiamo riscontrato ridondanze nello schema concettuale iniziale ma, durante un rapido riepilogo delle query necessarie, ci siamo resi conto che una delle operazioni più frequenti (ovvero il calcolo del saldo individuale) richiedeva una gran quantità di interrogazioni in quanto dovremmo, di volta in volta, scorrere la tabella prodotti e individuare chi ne fa uso.<text:line-break/>Il tutto con un costo computazionale esagerato.<text:line-break/>Per risolvere il problema abbiamo deciso di introdurre una ridondanza all'interno della tabella “appartenenza” con il campo “saldo” che contiene, appunto, il saldo individuale legato ad un determinato ambiente.</text:p>
      <text:p text:style-name="P28"><text:span text:style-name="T17">Questo campo viene aggiornato ogni volta che vengono inseriti o modificati nuovi prodotti e spese, e quando gli utenti si restituiscono del denaro.</text:span><text:line-break/></text:p>
      <text:p text:style-name="P3"/>
      <text:p text:style-name="P3">Eliminazione delle gerarchie: </text:p>
      <text:p text:style-name="P11">non abbiamo riscontrato gerarchie nello schema concettuale.</text:p>
      <text:p text:style-name="P3"/>
      <text:p text:style-name="P3"/>
      <text:p text:style-name="P3"><text:soft-page-break/>Accorpamenti:</text:p>
      <text:p text:style-name="P11">Si nota che le Relazioni S_A e S_P (spesa ambiente e spesa prodotto) possono essere accorpate a Spesa, in quanto sono relazioni (1,1)(1,N).</text:p>
      <text:p text:style-name="P11">Basta semplicemente aggiungere a Spesa le chiavi esterne di Prodotto e Ambiente.</text:p>
      <text:p text:style-name="P11">In questo modo tra Spesa e Ambiente, e tra Spesa e Prodotto ci saranno relazioni (1,N).</text:p>
      <text:p text:style-name="P11"/>
      <text:p text:style-name="P11">Ecco come appare lo schema E/R finale:</text:p>
      <text:p text:style-name="P5"><draw:frame draw:style-name="fr2" draw:name="immagini1" text:anchor-type="as-char" svg:width="17.59cm" svg:height="18.491cm" draw:z-index="1"><draw:image xlink:href="Pictures/10000201000004B90000033A588977D3.png" xlink:type="simple" xlink:show="embed" xlink:actuate="onLoad"/></draw:frame></text:p>
      <text:p text:style-name="P21">Tavola dei volumi e delle operazioni</text:p>
      <text:p text:style-name="P5"/>
      <table:table table:name="Tabella2" table:style-name="Tabella2">
        <table:table-column table:style-name="Tabella2.A" table:number-columns-repeated="3"/>
        <table:table-header-rows>
          <table:table-row>
            <table:table-cell table:style-name="Tabella2.A1" office:value-type="string">
              <text:p text:style-name="P14">Concetto</text:p>
            </table:table-cell>
            <table:table-cell table:style-name="Tabella2.A1" office:value-type="string">
              <text:p text:style-name="P14">Tipo</text:p>
            </table:table-cell>
            <table:table-cell table:style-name="Tabella2.C1" office:value-type="string">
              <text:p text:style-name="P14">Volume</text:p>
            </table:table-cell>
          </table:table-row>
        </table:table-header-rows>
        <table:table-row>
          <table:table-cell table:style-name="Tabella2.A2" office:value-type="string">
            <text:p text:style-name="P16">Prodotto</text:p>
          </table:table-cell>
          <table:table-cell table:style-name="Tabella2.A2" office:value-type="string">
            <text:p text:style-name="P16">E</text:p>
          </table:table-cell>
          <table:table-cell table:style-name="Tabella2.C2" office:value-type="string">
            <text:p text:style-name="P16">580 x N x anno</text:p>
          </table:table-cell>
        </table:table-row>
        <table:table-row>
          <table:table-cell table:style-name="Tabella2.A2" office:value-type="string">
            <text:p text:style-name="P16">Spesa</text:p>
          </table:table-cell>
          <table:table-cell table:style-name="Tabella2.A2" office:value-type="string">
            <text:p text:style-name="P16">E</text:p>
          </table:table-cell>
          <table:table-cell table:style-name="Tabella2.C2" office:value-type="string">
            <text:p text:style-name="P16">60 X N X anno</text:p>
          </table:table-cell>
        </table:table-row>
        <table:table-row>
          <table:table-cell table:style-name="Tabella2.A2" office:value-type="string">
            <text:p text:style-name="P16">Ambiente</text:p>
          </table:table-cell>
          <table:table-cell table:style-name="Tabella2.A2" office:value-type="string">
            <text:p text:style-name="P16">E</text:p>
          </table:table-cell>
          <table:table-cell table:style-name="Tabella2.C2" office:value-type="string">
            <text:p text:style-name="P16">N</text:p>
          </table:table-cell>
        </table:table-row>
        <table:table-row>
          <table:table-cell table:style-name="Tabella2.A2" office:value-type="string">
            <text:p text:style-name="P16">Pagamento</text:p>
          </table:table-cell>
          <table:table-cell table:style-name="Tabella2.A2" office:value-type="string">
            <text:p text:style-name="P16">R</text:p>
          </table:table-cell>
          <table:table-cell table:style-name="Tabella2.C2" office:value-type="string">
            <text:p text:style-name="P16">20 x N x anno</text:p>
          </table:table-cell>
        </table:table-row>
        <table:table-row>
          <table:table-cell table:style-name="Tabella2.A2" office:value-type="string">
            <text:p text:style-name="P16">Commento</text:p>
          </table:table-cell>
          <table:table-cell table:style-name="Tabella2.A2" office:value-type="string">
            <text:p text:style-name="P16">R</text:p>
          </table:table-cell>
          <table:table-cell table:style-name="Tabella2.C2" office:value-type="string">
            <text:p text:style-name="P16">100 x N x anno</text:p>
          </table:table-cell>
        </table:table-row>
        <table:table-row>
          <table:table-cell table:style-name="Tabella2.A2" office:value-type="string">
            <text:p text:style-name="P16">Appartenenza</text:p>
          </table:table-cell>
          <table:table-cell table:style-name="Tabella2.A2" office:value-type="string">
            <text:p text:style-name="P16">R</text:p>
          </table:table-cell>
          <table:table-cell table:style-name="Tabella2.C2" office:value-type="string">
            <text:p text:style-name="P16">4 x N</text:p>
          </table:table-cell>
        </table:table-row>
        <table:table-row>
          <table:table-cell table:style-name="Tabella2.A2" office:value-type="string">
            <text:p text:style-name="P16">Acquisto</text:p>
          </table:table-cell>
          <table:table-cell table:style-name="Tabella2.A2" office:value-type="string">
            <text:p text:style-name="P16">R</text:p>
          </table:table-cell>
          <table:table-cell table:style-name="Tabella2.C2" office:value-type="string">
            <text:p text:style-name="P16">60 x N x anno</text:p>
          </table:table-cell>
        </table:table-row>
        <table:table-row>
          <table:table-cell table:style-name="Tabella2.A2" office:value-type="string">
            <text:p text:style-name="P16">Utilizzo</text:p>
          </table:table-cell>
          <table:table-cell table:style-name="Tabella2.A2" office:value-type="string">
            <text:p text:style-name="P16">R</text:p>
          </table:table-cell>
          <table:table-cell table:style-name="Tabella2.C2" office:value-type="string">
            <text:p text:style-name="P16">1000 x N x anno</text:p>
          </table:table-cell>
        </table:table-row>
      </table:table>
      <text:p text:style-name="P5"/>
      <text:p text:style-name="P5">Elenco degli identificatori principali:</text:p>
      <text:p text:style-name="P5"/>
      <table:table table:name="Tabella3" table:style-name="Tabella3">
        <table:table-column table:style-name="Tabella3.A"/>
        <table:table-column table:style-name="Tabella3.B"/>
        <table:table-header-rows>
          <table:table-row>
            <table:table-cell table:style-name="Tabella3.A1" office:value-type="string">
              <text:p text:style-name="P14">Nome entità</text:p>
            </table:table-cell>
            <table:table-cell table:style-name="Tabella3.B1" office:value-type="string">
              <text:p text:style-name="P14">Attributo chiave principale</text:p>
            </table:table-cell>
          </table:table-row>
        </table:table-header-rows>
        <table:table-row>
          <table:table-cell table:style-name="Tabella3.A2" office:value-type="string">
            <text:p text:style-name="P16">Ambiente</text:p>
          </table:table-cell>
          <table:table-cell table:style-name="Tabella3.B2" office:value-type="string">
            <text:p text:style-name="P16">id_ambiente (intero)</text:p>
          </table:table-cell>
        </table:table-row>
        <table:table-row>
          <table:table-cell table:style-name="Tabella3.A2" office:value-type="string">
            <text:p text:style-name="P16">Utente</text:p>
          </table:table-cell>
          <table:table-cell table:style-name="Tabella3.B2" office:value-type="string">
            <text:p text:style-name="P16">email (stringa)</text:p>
          </table:table-cell>
        </table:table-row>
        <table:table-row>
          <table:table-cell table:style-name="Tabella3.A2" office:value-type="string">
            <text:p text:style-name="P16">Prodotto</text:p>
          </table:table-cell>
          <table:table-cell table:style-name="Tabella3.B2" office:value-type="string">
            <text:p text:style-name="P16">id_prodotto (intero)</text:p>
          </table:table-cell>
        </table:table-row>
        <table:table-row>
          <table:table-cell table:style-name="Tabella3.A2" office:value-type="string">
            <text:p text:style-name="P16">Spesa</text:p>
          </table:table-cell>
          <table:table-cell table:style-name="Tabella3.B2" office:value-type="string">
            <text:p text:style-name="P16">id_spesa (intero)</text:p>
          </table:table-cell>
        </table:table-row>
      </table:table>
      <text:p text:style-name="P5"/>
      <text:p text:style-name="P5"/>
      <text:p text:style-name="P21">Traduzione dello schema concettuale nello schema relazionale</text:p>
      <table:table table:name="Tabella4" table:style-name="Tabella4">
        <table:table-column table:style-name="Tabella4.A"/>
        <table:table-column table:style-name="Tabella4.B"/>
        <table:table-column table:style-name="Tabella4.C"/>
        <table:table-row>
          <table:table-cell table:style-name="Tabella4.A1" office:value-type="string">
            <text:p text:style-name="P17">Entità-Relazione</text:p>
          </table:table-cell>
          <table:table-cell table:style-name="Tabella4.A1" office:value-type="string">
            <text:p text:style-name="P17">Traduzione</text:p>
          </table:table-cell>
          <table:table-cell table:style-name="Tabella4.C1" office:value-type="string">
            <text:p text:style-name="P17">Vincolo di integrità referenziale</text:p>
          </table:table-cell>
        </table:table-row>
        <table:table-row>
          <table:table-cell table:style-name="Tabella4.A2" office:value-type="string">
            <text:p text:style-name="P16">Ambiente</text:p>
          </table:table-cell>
          <table:table-cell table:style-name="Tabella4.A2" office:value-type="string">
            <text:p text:style-name="P16">ambiente(<text:span text:style-name="T14">id_ambiente</text:span>, citta, via, cap, numero_civico, nome)</text:p>
          </table:table-cell>
          <table:table-cell table:style-name="Tabella4.C2" office:value-type="string">
            <text:p text:style-name="P16"/>
          </table:table-cell>
        </table:table-row>
        <table:table-row>
          <table:table-cell table:style-name="Tabella4.A2" office:value-type="string">
            <text:p text:style-name="P16">Utente</text:p>
          </table:table-cell>
          <table:table-cell table:style-name="Tabella4.A2" office:value-type="string">
            <text:p text:style-name="P16">utente(<text:span text:style-name="T14">id_utente</text:span>, nome, cognome, password, username)</text:p>
          </table:table-cell>
          <table:table-cell table:style-name="Tabella4.C2" office:value-type="string">
            <text:p text:style-name="P16"/>
          </table:table-cell>
        </table:table-row>
        <table:table-row>
          <table:table-cell table:style-name="Tabella4.A2" office:value-type="string">
            <text:p text:style-name="P16">Prodotto</text:p>
          </table:table-cell>
          <table:table-cell table:style-name="Tabella4.A2" office:value-type="string">
            <text:p text:style-name="P16">prodotto(<text:span text:style-name="T14">id_prodotto</text:span>, nome, quantita, costo, descrizione, codice_a_barre, id_spesa)</text:p>
          </table:table-cell>
          <table:table-cell table:style-name="Tabella4.C2" office:value-type="string">
            <text:p text:style-name="P16">id_spesa → spesa.id_spesa</text:p>
          </table:table-cell>
        </table:table-row>
        <table:table-row>
          <table:table-cell table:style-name="Tabella4.A2" office:value-type="string">
            <text:p text:style-name="P16">Spesa</text:p>
          </table:table-cell>
          <table:table-cell table:style-name="Tabella4.A2" office:value-type="string">
            <text:p text:style-name="P16">spesa(<text:span text:style-name="T14">id_spesa</text:span>, negozio, data, timestamp, id_ambiente, id_utente)</text:p>
          </table:table-cell>
          <table:table-cell table:style-name="Tabella4.C2" office:value-type="string">
            <text:p text:style-name="P16">id_ambiente → ambiente.id_ambiente</text:p>
            <text:p text:style-name="P16">id_utente → utente.id_utente</text:p>
          </table:table-cell>
        </table:table-row>
        <table:table-row>
          <table:table-cell table:style-name="Tabella4.A2" office:value-type="string">
            <text:p text:style-name="P16">Appartenenza</text:p>
          </table:table-cell>
          <table:table-cell table:style-name="Tabella4.A2" office:value-type="string">
            <text:p text:style-name="P16">appartenenza(<text:span text:style-name="T14">id_ambiente</text:span>, <text:span text:style-name="T14">id_utente, saldo</text:span>)</text:p>
          </table:table-cell>
          <table:table-cell table:style-name="Tabella4.C2" office:value-type="string">
            <text:p text:style-name="P16">id_ambiente → ambiente.id_ambiente</text:p>
            <text:p text:style-name="P16">id_utente → utente.id_utente</text:p>
          </table:table-cell>
        </table:table-row>
        <table:table-row>
          <table:table-cell table:style-name="Tabella4.A2" office:value-type="string">
            <text:p text:style-name="P16">Pagamento</text:p>
          </table:table-cell>
          <table:table-cell table:style-name="Tabella4.A2" office:value-type="string">
            <text:p text:style-name="P16">pagamento(<text:span text:style-name="T14">id_pagamento</text:span><text:span text:style-name="T15">, importo, timestamp, id_pagante, id_creditore</text:span>)</text:p>
          </table:table-cell>
          <table:table-cell table:style-name="Tabella4.C2" office:value-type="string">
            <text:p text:style-name="P16">id_pagante → utente.id_utente</text:p>
            <text:p text:style-name="P16">id_creditore → utente.id_utente</text:p>
          </table:table-cell>
        </table:table-row>
        <table:table-row>
          <table:table-cell table:style-name="Tabella4.A2" office:value-type="string">
            <text:p text:style-name="P16">Utilizzo</text:p>
          </table:table-cell>
          <table:table-cell table:style-name="Tabella4.A2" office:value-type="string">
            <text:p text:style-name="P16">utilizzo(<text:span text:style-name="T14">id_prodotto</text:span>, <text:span text:style-name="T14">id_utente</text:span>)</text:p>
          </table:table-cell>
          <table:table-cell table:style-name="Tabella4.C2" office:value-type="string">
            <text:p text:style-name="P16">id_prodotto → prodotto.id_prodotto</text:p>
            <text:p text:style-name="P16">id_utente → utente.id_utente</text:p>
          </table:table-cell>
        </table:table-row>
        <table:table-row>
          <table:table-cell table:style-name="Tabella4.A2" office:value-type="string">
            <text:p text:style-name="P16">Commento</text:p>
          </table:table-cell>
          <table:table-cell table:style-name="Tabella4.A2" office:value-type="string">
            <text:p text:style-name="P16">commento(<text:span text:style-name="T14">id_commento</text:span><text:span text:style-name="T15">, testo, timestamp, id_prodotto, id_utente</text:span>)</text:p>
          </table:table-cell>
          <table:table-cell table:style-name="Tabella4.C2" office:value-type="string">
            <text:p text:style-name="P16">id_prodotto → prodotto.id_prodotto</text:p>
            <text:p text:style-name="P16">id_utente → utente.id_utente</text:p>
          </table:table-cell>
        </table:table-row>
      </table:table>
      <text:p text:style-name="P5"/>
      <text:p text:style-name="P5"/>
      <text:p text:style-name="P34"><text:soft-page-break/><text:span text:style-name="T18">5. Codice SQL</text:span></text:p>
      <text:p text:style-name="P51"><text:span text:style-name="T18"/></text:p>
      <text:p text:style-name="P30"><text:span text:style-name="T18">Schema del database</text:span></text:p>
      <text:p text:style-name="P51"><text:span text:style-name="T18"/></text:p>
      <text:p text:style-name="P52"><text:span text:style-name="T18">CREATE TABLE IF NOT EXISTS ambiente (</text:span></text:p>
      <text:p text:style-name="P52"><text:span text:style-name="T18"><text:s text:c="2"/>id_ambiente INTEGER NOT NULL AUTO_INCREMENT PRIMARY KEY,</text:span></text:p>
      <text:p text:style-name="P52"><text:span text:style-name="T18"><text:s text:c="2"/>citta VARCHAR(45),</text:span></text:p>
      <text:p text:style-name="P52"><text:span text:style-name="T18"><text:s text:c="2"/>via VARCHAR(45),</text:span></text:p>
      <text:p text:style-name="P52"><text:span text:style-name="T18"><text:s text:c="2"/>cap VARCHAR(45),</text:span></text:p>
      <text:p text:style-name="P52"><text:span text:style-name="T18"><text:s text:c="2"/>numero_civico VARCHAR(45),</text:span></text:p>
      <text:p text:style-name="P52"><text:span text:style-name="T18"><text:s text:c="2"/>nome VARCHAR(45) NOT NULL </text:span></text:p>
      <text:p text:style-name="P52"><text:span text:style-name="T18">);</text:span></text:p>
      <text:p text:style-name="P52"><text:span text:style-name="T18"/></text:p>
      <text:p text:style-name="P52"><text:span text:style-name="T18">CREATE TABLE IF NOT EXISTS utente (</text:span></text:p>
      <text:p text:style-name="P52"><text:span text:style-name="T18"><text:s text:c="2"/>id_utente VARCHAR(45) NOT NULL PRIMARY KEY,</text:span></text:p>
      <text:p text:style-name="P52"><text:span text:style-name="T18"><text:s text:c="2"/>nome VARCHAR(45) NOT NULL ,</text:span></text:p>
      <text:p text:style-name="P52"><text:span text:style-name="T18"><text:s text:c="2"/>cognome VARCHAR(45) NOT NULL ,</text:span></text:p>
      <text:p text:style-name="P52"><text:span text:style-name="T18"><text:s text:c="2"/>password VARCHAR(45) NOT NULL ,</text:span></text:p>
      <text:p text:style-name="P52"><text:span text:style-name="T18"><text:s text:c="2"/>username VARCHAR(45) NOT NULL </text:span></text:p>
      <text:p text:style-name="P52"><text:span text:style-name="T18">);</text:span></text:p>
      <text:p text:style-name="P52"><text:span text:style-name="T18"/></text:p>
      <text:p text:style-name="P52"><text:span text:style-name="T18">CREATE TABLE IF NOT EXISTS appartenenza (</text:span></text:p>
      <text:p text:style-name="P52"><text:span text:style-name="T18"><text:s text:c="2"/>id_ambiente INTEGER NOT NULL ,</text:span></text:p>
      <text:p text:style-name="P52"><text:span text:style-name="T18"><text:s text:c="2"/>id_utente VARCHAR(45) NOT NULL ,</text:span></text:p>
      <text:p text:style-name="P52"><text:span text:style-name="T18"><text:s text:c="2"/>saldo FLOAT NOT NULL,</text:span></text:p>
      <text:p text:style-name="P52"><text:span text:style-name="T18"><text:s text:c="2"/>PRIMARY KEY (id_ambiente, id_utente) ,</text:span></text:p>
      <text:p text:style-name="P52"><text:span text:style-name="T18"><text:s text:c="2"/>FOREIGN KEY (id_ambiente) REFERENCES ambiente(id_ambiente),</text:span></text:p>
      <text:p text:style-name="P52"><text:span text:style-name="T18"><text:s text:c="2"/>FOREIGN KEY (id_utente) REFERENCES utente(id_utente)</text:span></text:p>
      <text:p text:style-name="P52"><text:span text:style-name="T18">);</text:span></text:p>
      <text:p text:style-name="P52"><text:span text:style-name="T18"/></text:p>
      <text:p text:style-name="P52"><text:span text:style-name="T18">CREATE TABLE IF NOT EXISTS spesa (</text:span></text:p>
      <text:p text:style-name="P52"><text:span text:style-name="T18"><text:s text:c="2"/>id_spesa INTEGER NOT NULL PRIMARY KEY AUTO_INCREMENT,</text:span></text:p>
      <text:p text:style-name="P52"><text:span text:style-name="T18"><text:s text:c="2"/>negozio VARCHAR(45) NULL ,</text:span></text:p>
      <text:p text:style-name="P52"><text:span text:style-name="T18"><text:s text:c="2"/>data DATETIME NOT NULL,</text:span></text:p>
      <text:p text:style-name="P52"><text:span text:style-name="T18"><text:s text:c="2"/>timestamp TIMESTAMP NOT NULL DEFAULT CURRENT_TIMESTAMP,</text:span></text:p>
      <text:p text:style-name="P52"><text:span text:style-name="T18"><text:s text:c="2"/>id_ambiente INTEGER NOT NULL,</text:span></text:p>
      <text:p text:style-name="P52"><text:span text:style-name="T18"><text:s text:c="2"/>id_utente VARCHAR(45) NOT NULL,</text:span></text:p>
      <text:p text:style-name="P52"><text:span text:style-name="T18"><text:s text:c="2"/>FOREIGN KEY(id_ambiente) REFERENCES ambiente(id_ambiente),</text:span></text:p>
      <text:p text:style-name="P52"><text:span text:style-name="T18"><text:s text:c="2"/>FOREIGN KEY(id_utente) REFERENCES utente(id_utente)</text:span></text:p>
      <text:p text:style-name="P52"><text:span text:style-name="T18">);</text:span></text:p>
      <text:p text:style-name="P52"><text:soft-page-break/><text:span text:style-name="T18"/></text:p>
      <text:p text:style-name="P52"><text:span text:style-name="T18">CREATE TABLE IF NOT EXISTS pagamento (</text:span></text:p>
      <text:p text:style-name="P52"><text:span text:style-name="T18"><text:s text:c="2"/>id_pagamento INTEGER NOT NULL PRIMARY KEY AUTO_INCREMENT,</text:span></text:p>
      <text:p text:style-name="P52"><text:span text:style-name="T18"><text:s text:c="2"/>importo FLOAT NOT NULL ,</text:span></text:p>
      <text:p text:style-name="P52"><text:span text:style-name="T18"><text:s text:c="2"/>timestamp TIMESTAMP NOT NULL DEFAULT CURRENT_TIMESTAMP,</text:span></text:p>
      <text:p text:style-name="P52"><text:span text:style-name="T18"><text:s text:c="2"/>id_pagante VARCHAR(45) NOT NULL ,</text:span></text:p>
      <text:p text:style-name="P52"><text:span text:style-name="T18"><text:s text:c="2"/>id_creditore VARCHAR(45) NOT NULL ,</text:span></text:p>
      <text:p text:style-name="P52"><text:span text:style-name="T18"><text:s text:c="2"/>FOREIGN KEY (id_pagante) REFERENCES utente(id_utente),</text:span></text:p>
      <text:p text:style-name="P52"><text:span text:style-name="T18"><text:s text:c="2"/>FOREIGN KEY (id_creditore) REFERENCES utente(id_utente)</text:span></text:p>
      <text:p text:style-name="P52"><text:span text:style-name="T18">);</text:span></text:p>
      <text:p text:style-name="P52"><text:span text:style-name="T18"/></text:p>
      <text:p text:style-name="P52"><text:span text:style-name="T18">CREATE TABLE IF NOT EXISTS prodotto (</text:span></text:p>
      <text:p text:style-name="P52"><text:span text:style-name="T18"><text:s text:c="2"/>id_prodotto INTEGER NOT NULL PRIMARY KEY AUTO_INCREMENT,</text:span></text:p>
      <text:p text:style-name="P52"><text:span text:style-name="T18"><text:s text:c="2"/>nome VARCHAR(45) NOT NULL ,</text:span></text:p>
      <text:p text:style-name="P52"><text:span text:style-name="T18"><text:s text:c="2"/>quantita INTEGER NOT NULL ,</text:span></text:p>
      <text:p text:style-name="P52"><text:span text:style-name="T18"><text:s text:c="2"/>costo FLOAT NOT NULL ,</text:span></text:p>
      <text:p text:style-name="P52"><text:span text:style-name="T18"><text:s text:c="2"/>descrizione VARCHAR(45) ,</text:span></text:p>
      <text:p text:style-name="P52"><text:span text:style-name="T18"><text:s text:c="2"/>codice_a_barre INTEGER ,</text:span></text:p>
      <text:p text:style-name="P52"><text:span text:style-name="T18"><text:s text:c="2"/>id_spesa INTEGER NOT NULL ,</text:span></text:p>
      <text:p text:style-name="P52"><text:span text:style-name="T18"><text:s text:c="2"/>FOREIGN KEY (id_spesa) REFERENCES spesa(id_spesa)</text:span></text:p>
      <text:p text:style-name="P52"><text:span text:style-name="T18">);</text:span></text:p>
      <text:p text:style-name="P52"><text:span text:style-name="T18"/></text:p>
      <text:p text:style-name="P52"><text:span text:style-name="T18">CREATE TABLE IF NOT EXISTS utilizzo (</text:span></text:p>
      <text:p text:style-name="P52"><text:span text:style-name="T18"><text:s text:c="2"/>id_prodotto INTEGER NOT NULL ,</text:span></text:p>
      <text:p text:style-name="P52"><text:span text:style-name="T18"><text:s text:c="2"/>id_utente VARCHAR(45) NOT NULL ,</text:span></text:p>
      <text:p text:style-name="P52"><text:span text:style-name="T18"><text:s text:c="2"/>PRIMARY KEY (`id_prodotto`, `id_utente`) ,</text:span></text:p>
      <text:p text:style-name="P52"><text:span text:style-name="T18"><text:s text:c="2"/>FOREIGN KEY (id_prodotto) REFERENCES prodotto(id_prodotto),</text:span></text:p>
      <text:p text:style-name="P52"><text:span text:style-name="T18"><text:s text:c="2"/>FOREIGN KEY (id_utente) REFERENCES utente(id_utente)</text:span></text:p>
      <text:p text:style-name="P52"><text:span text:style-name="T18">);</text:span></text:p>
      <text:p text:style-name="P52"><text:span text:style-name="T18"/></text:p>
      <text:p text:style-name="P52"><text:span text:style-name="T18">CREATE TABLE IF NOT EXISTS commento (</text:span></text:p>
      <text:p text:style-name="P52"><text:span text:style-name="T18"><text:s text:c="2"/>id_commento INTEGER NOT NULL AUTO_INCREMENT PRIMARY KEY,</text:span></text:p>
      <text:p text:style-name="P52"><text:span text:style-name="T18"><text:s text:c="2"/>testo VARCHAR(45) NOT NULL ,</text:span></text:p>
      <text:p text:style-name="P52"><text:span text:style-name="T18"><text:s text:c="2"/>timestamp TIMESTAMP NOT NULL DEFAULT CURRENT_TIMESTAMP,</text:span></text:p>
      <text:p text:style-name="P52"><text:span text:style-name="T18"><text:s text:c="2"/>id_prodotto INTEGER NOT NULL ,</text:span></text:p>
      <text:p text:style-name="P52"><text:span text:style-name="T18"><text:s text:c="2"/>id_utente VARCHAR(45) NOT NULL ,</text:span></text:p>
      <text:p text:style-name="P52"><text:span text:style-name="T18"><text:s text:c="2"/>FOREIGN KEY (id_prodotto) REFERENCES prodotto(id_prodotto),</text:span></text:p>
      <text:p text:style-name="P52"><text:span text:style-name="T18"><text:s text:c="2"/>FOREIGN KEY (id_utente) REFERENCES utente(id_utente)</text:span></text:p>
      <text:p text:style-name="P52"><text:span text:style-name="T18">);</text:span></text:p>
      <text:p text:style-name="P34"><text:soft-page-break/><text:span text:style-name="T18">Query delle operazioni</text:span></text:p>
      <text:p text:style-name="P34"><text:span text:style-name="T18"/></text:p>
      <text:list xml:id="list1262537826" text:style-name="L5">
        <text:list-item>
          <text:p text:style-name="P53"><text:span text:style-name="T23">Controlla se un utente appartiene ad un ambiente</text:span></text:p>
        </text:list-item>
      </text:list>
      <text:p text:style-name="P37"><text:span text:style-name="T6">SELECT * </text:span></text:p>
      <text:p text:style-name="P35"><text:span text:style-name="T6">FROM appartenenza </text:span></text:p>
      <text:p text:style-name="P35"><text:span text:style-name="T6">WHERE id_ambiente={} AND id_utente='{}';</text:span></text:p>
      <text:p text:style-name="P34"><text:span text:style-name="T6"/></text:p>
      <text:list xml:id="list1024839217" text:style-name="L6">
        <text:list-item>
          <text:p text:style-name="P54"><text:span text:style-name="T23">Calcola il numero di utenti di un ambiente</text:span></text:p>
        </text:list-item>
      </text:list>
      <text:p text:style-name="P37"><text:span text:style-name="T6">SELECT count(id_utente) AS nutenti </text:span></text:p>
      <text:p text:style-name="P36"><text:span text:style-name="T6">FROM appartenenza </text:span></text:p>
      <text:p text:style-name="P36"><text:span text:style-name="T6">WHERE id_utente='</text:span><text:span text:style-name="T7">{}</text:span><text:span text:style-name="T6">' AND id_ambiente=</text:span><text:span text:style-name="T7">{}</text:span><text:span text:style-name="T6">;<text:tab/></text:span></text:p>
      <text:p text:style-name="P34"><text:span text:style-name="T6"/></text:p>
      <text:list xml:id="list77219476" text:style-name="L7">
        <text:list-item>
          <text:p text:style-name="P55"><text:span text:style-name="T23">Inserisce un utente in un ambiente</text:span></text:p>
        </text:list-item>
      </text:list>
      <text:p text:style-name="P37"><text:span text:style-name="T6">INSERT INTO appartenenza </text:span><text:span text:style-name="T9">(id_utente, id_ambiente, saldo)</text:span></text:p>
      <text:p text:style-name="P37"><text:span text:style-name="T6">VALUES('{</text:span><text:span text:style-name="T8">}</text:span><text:span text:style-name="T6">','</text:span><text:span text:style-name="T8">{}</text:span><text:span text:style-name="T6">', </text:span><text:span text:style-name="T8">{}</text:span><text:span text:style-name="T6">);</text:span></text:p>
      <text:p text:style-name="P34"><text:span text:style-name="T6"/></text:p>
      <text:list xml:id="list466440364" text:style-name="L8">
        <text:list-item>
          <text:p text:style-name="P45"><text:span text:style-name="T9">Restituisce le informazioni degli utenti di un ambiente, con il saldo</text:span></text:p>
        </text:list-item>
      </text:list>
      <text:p text:style-name="P37"><text:span text:style-name="T9">S</text:span><text:span text:style-name="T6">ELECT username, saldo, nome, utente.id_utente </text:span></text:p>
      <text:p text:style-name="P37"><text:span text:style-name="T6">FROM appartenenza JOIN utente ON</text:span><text:span text:style-name="T6"> appartenenza.id_utente=utente.id_utente </text:span></text:p>
      <text:p text:style-name="P37"><text:span text:style-name="T6">WHERE id_ambiente={</text:span><text:span text:style-name="T9">}</text:span><text:span text:style-name="T6">;</text:span></text:p>
      <text:p text:style-name="P34"><text:span text:style-name="T6"/></text:p>
      <text:list xml:id="list1011906258" text:style-name="L9">
        <text:list-item>
          <text:p text:style-name="P38"><text:span text:style-name="T20">Recupera tutte le spese di un ambiente</text:span></text:p>
        </text:list-item>
      </text:list>
      <text:p text:style-name="P39"><text:span text:style-name="T6">SELECT * </text:span></text:p>
      <text:p text:style-name="P39"><text:span text:style-name="T6">FROM spesa </text:span></text:p>
      <text:p text:style-name="P39"><text:span text:style-name="T6">WHERE id_ambiente={</text:span><text:span text:style-name="T10">}</text:span><text:span text:style-name="T6">;</text:span></text:p>
      <text:p text:style-name="P34"><text:span text:style-name="T6"/></text:p>
      <text:list xml:id="list489425227" text:style-name="L10">
        <text:list-item>
          <text:p text:style-name="P40"><text:span text:style-name="T21">Controlla se un utente utilizza un certo prodotto</text:span></text:p>
        </text:list-item>
      </text:list>
      <text:p text:style-name="P41"><text:span text:style-name="T6">SELECT * </text:span></text:p>
      <text:p text:style-name="P41"><text:span text:style-name="T6">FROM utilizzo </text:span></text:p>
      <text:p text:style-name="P41"><text:span text:style-name="T6">WHERE id_prodotto={} AND id_utente='{</text:span><text:span text:style-name="T11">}'</text:span><text:span text:style-name="T6">;</text:span></text:p>
      <text:p text:style-name="P34"><text:span text:style-name="T6"/></text:p>
      <text:list xml:id="list1701850285" text:style-name="L11">
        <text:list-item>
          <text:p text:style-name="P46"><text:span text:style-name="T12">Recupera il nome utente di un certo utente</text:span></text:p>
        </text:list-item>
      </text:list>
      <text:p text:style-name="P42"><text:span text:style-name="T6">SELECT username </text:span></text:p>
      <text:p text:style-name="P42"><text:span text:style-name="T6">FROM utente </text:span></text:p>
      <text:p text:style-name="P42"><text:span text:style-name="T6">WHERE id_utente='</text:span><text:span text:style-name="T12">{}</text:span><text:span text:style-name="T6">';</text:span></text:p>
      <text:p text:style-name="P34"><text:span text:style-name="T6"/></text:p>
      <text:p text:style-name="P34"><text:span text:style-name="T6"/></text:p>
      <text:p text:style-name="P34"><text:span text:style-name="T6"/></text:p>
      <text:p text:style-name="P34"><text:span text:style-name="T6"/></text:p>
      <text:list xml:id="list627996574" text:style-name="L12">
        <text:list-item>
          <text:p text:style-name="P47"><text:soft-page-break/><text:span text:style-name="T12">Seleziona gli ambienti a cui un utente appartiene</text:span></text:p>
        </text:list-item>
      </text:list>
      <text:p text:style-name="P42"><text:span text:style-name="T6">SELECT * </text:span></text:p>
      <text:p text:style-name="P42"><text:span text:style-name="T6">FROM appartenenza JOIN ambiente ON appartenenza.id_ambiente=ambiente.id_ambiente </text:span></text:p>
      <text:p text:style-name="P42"><text:span text:style-name="T6">WHERE id_utente='</text:span><text:span text:style-name="T12">{}'</text:span><text:span text:style-name="T6">;</text:span></text:p>
      <text:p text:style-name="P34"><text:span text:style-name="T6"/></text:p>
      <text:list xml:id="list1453388955" text:style-name="L13">
        <text:list-item>
          <text:p text:style-name="P48"><text:span text:style-name="T12">Controlla se il login di un utente è corretto</text:span></text:p>
        </text:list-item>
      </text:list>
      <text:p text:style-name="P42"><text:span text:style-name="T6">SELECT * </text:span></text:p>
      <text:p text:style-name="P42"><text:span text:style-name="T6">FROM utente </text:span></text:p>
      <text:p text:style-name="P42"><text:span text:style-name="T6">WHERE id_utente='</text:span><text:span text:style-name="T12">{}</text:span><text:span text:style-name="T6">' AND password='</text:span><text:span text:style-name="T12">{}'</text:span><text:span text:style-name="T6">;</text:span></text:p>
      <text:p text:style-name="P34"><text:span text:style-name="T6"/></text:p>
      <text:list xml:id="list890118590" text:style-name="L14">
        <text:list-item>
          <text:p text:style-name="P49"><text:span text:style-name="T12">Modifica una spesa</text:span></text:p>
        </text:list-item>
      </text:list>
      <text:p text:style-name="P42"><text:span text:style-name="T6">UPDATE spesa </text:span></text:p>
      <text:p text:style-name="P42"><text:span text:style-name="T6">SET data='{}', negozio='{}' </text:span></text:p>
      <text:p text:style-name="P42"><text:span text:style-name="T6">WHERE id_spesa={};</text:span></text:p>
      <text:p text:style-name="P42"><text:span text:style-name="T6"/></text:p>
      <text:list xml:id="list1940465262" text:style-name="L15">
        <text:list-item>
          <text:p text:style-name="P44"><text:span text:style-name="T22">Seleziona tutte le persone che utilizzano un prodotto</text:span></text:p>
        </text:list-item>
      </text:list>
      <text:p text:style-name="P43"><text:span text:style-name="T6">SELECT * </text:span></text:p>
      <text:p text:style-name="P43"><text:span text:style-name="T6">FROM utilizzo </text:span></text:p>
      <text:p text:style-name="P43"><text:span text:style-name="T6">WHERE id_prodotto=</text:span><text:span text:style-name="T13">{}</text:span><text:span text:style-name="T6">;</text:span></text:p>
      <text:p text:style-name="P34"><text:span text:style-name="T6"/></text:p>
      <text:list xml:id="list204668719" text:style-name="L16">
        <text:list-item>
          <text:p text:style-name="P50"><text:span text:style-name="T13">Aggiorna il saldo di un utente</text:span></text:p>
        </text:list-item>
      </text:list>
      <text:p text:style-name="P43"><text:span text:style-name="T6">UPDATE appartenenza </text:span></text:p>
      <text:p text:style-name="P43"><text:span text:style-name="T6">SET saldo = saldo - {} </text:span></text:p>
      <text:p text:style-name="P43"><text:span text:style-name="T6">WHERE id_utente='{}' AND id_ambiente={};</text:span></text:p>
      <text:p text:style-name="P34"><text:span text:style-name="T6"/></text:p>
      <text:list xml:id="list257344774" text:style-name="L17">
        <text:list-item>
          <text:p text:style-name="P31"><text:span text:style-name="T19">Aggiorna una spesa</text:span></text:p>
        </text:list-item>
      </text:list>
      <text:p text:style-name="P32"><text:span text:style-name="T18">UPDATE prodotto </text:span></text:p>
      <text:p text:style-name="P32"><text:span text:style-name="T18">SET nome='{}', quantita={}, costo={}, descrizione='{}' </text:span></text:p>
      <text:p text:style-name="P32"><text:span text:style-name="T18">WHERE id_prodotto=</text:span><text:span text:style-name="T24">{}</text:span><text:span text:style-name="T18">;</text:span></text:p>
      <text:p text:style-name="P34"><text:span text:style-name="T6"/></text:p>
      <text:p text:style-name="P34"><text:span text:style-name="T6"><text:tab/><text:tab/>query("UPDATE appartenenza SET saldo = saldo + {$prodotto['costo']} WHERE id_utente='{$_POST['id_utente']}' AND id_ambiente={$_GET['ambiente']}");</text:span></text:p>
      <text:p text:style-name="P34"><text:span text:style-name="T6"/></text:p>
      <text:p text:style-name="P34"><text:span text:style-name="T6"><text:tab/><text:tab/>query("DELETE FROM utilizzo WHERE id_prodotto=$id_prodotto");</text:span></text:p>
      <text:p text:style-name="P34"><text:span text:style-name="T6"/></text:p>
      <text:p text:style-name="P34"><text:span text:style-name="T6"><text:tab/><text:tab/><text:tab/>query("INSERT INTO utilizzo (id_prodotto, id_utente) VALUES ({$id_prodotto}, '{$utilizzo}');");</text:span></text:p>
      <text:p text:style-name="P34"><text:span text:style-name="T6"/></text:p>
      <text:p text:style-name="P34"><text:soft-page-break/><text:span text:style-name="T6"><text:tab/><text:tab/><text:tab/>query("UPDATE appartenenza SET saldo = saldo - $costo_per_utilizzatore WHERE id_utente='{$utilizzo}' AND id_ambiente={$_GET['ambiente']}");</text:span></text:p>
      <text:p text:style-name="P34"><text:span text:style-name="T6"/></text:p>
      <text:p text:style-name="P34"><text:span text:style-name="T6">$spesa = query("SELECT * FROM spesa WHERE id_spesa={$_POST['id_spesa']}");</text:span></text:p>
      <text:p text:style-name="P34"><text:span text:style-name="T6"/></text:p>
      <text:p text:style-name="P34"><text:span text:style-name="T6">$prodotti = query("SELECT * FROM prodotto WHERE id_spesa={$_POST['id_spesa']}");</text:span></text:p>
      <text:p text:style-name="P34"><text:span text:style-name="T6"/></text:p>
      <text:p text:style-name="P34"><text:span text:style-name="T6">$utenti = query("SELECT utente.* FROM utente JOIN appartenenza ON utente.id_utente=appartenenza.id_utente WHERE id_ambiente={$_GET['ambiente']};");</text:span></text:p>
      <text:p text:style-name="P34"><text:span text:style-name="T6"/></text:p>
      <text:p text:style-name="P34"><text:span text:style-name="T6"><text:tab/><text:tab/>$utilizzi = query("SELECT id_utente FROM utilizzo WHERE id_prodotto={$prodotto['id_prodotto']} AND id_utente='{$utente['id_utente']}';");</text:span></text:p>
      <text:p text:style-name="P34"><text:span text:style-name="T6"/></text:p>
      <text:p text:style-name="P34"><text:span text:style-name="T6"><text:tab/>$query = "INSERT INTO ambiente VALUES(NULL, '$citta', '$via', '$cap', '$numero', '$nome');";</text:span></text:p>
      <text:p text:style-name="P34"><text:span text:style-name="T6"/></text:p>
      <text:p text:style-name="P34"><text:span text:style-name="T6"><text:tab/>$query = "INSERT INTO appartenenza VALUES($lastid, '${_SESSION['email']}', 0);";</text:span></text:p>
      <text:p text:style-name="P34"><text:span text:style-name="T6"/></text:p>
      <text:p text:style-name="P34"><text:span text:style-name="T6">query("INSERT INTO commento (testo, id_prodotto, id_utente) VALUES ('{$_POST['commento']}',{$_POST['id_prodotto']},'{$_SESSION['email']}')");</text:span></text:p>
      <text:p text:style-name="P34"><text:span text:style-name="T6"/></text:p>
      <text:p text:style-name="P34"><text:span text:style-name="T6">query("INSERT INTO pagamento (importo, id_pagante, id_creditore) VALUES ({$_POST['importo']}, '{$_SESSION['email']}', '{$_POST['creditore']}');");</text:span></text:p>
      <text:p text:style-name="P34"><text:span text:style-name="T6">query("UPDATE appartenenza SET saldo = saldo - {$_POST['importo']} WHERE id_utente='{$_POST['creditore']}' AND id_ambiente={$_GET['ambiente']}");</text:span></text:p>
      <text:p text:style-name="P34"><text:span text:style-name="T6">query("UPDATE appartenenza SET saldo = saldo + {$_POST['importo']} WHERE id_utente='{$_SESSION['email']}' AND id_ambiente={$_GET['ambiente']}");</text:span></text:p>
      <text:p text:style-name="P34"><text:span text:style-name="T6"/></text:p>
      <text:p text:style-name="P34"><text:span text:style-name="T6">$nutenti = query("SELECT count(id_utente) AS nutenti FROM appartenenza WHERE id_ambiente='{$_GET['ambiente']}';");</text:span></text:p>
      <text:p text:style-name="P34"><text:span text:style-name="T6"/></text:p>
      <text:p text:style-name="P34"><text:soft-page-break/><text:span text:style-name="T6">$utenti = query("SELECT * FROM utente JOIN appartenenza ON utente.id_utente=appartenenza.id_utente WHERE id_ambiente='{$_GET['ambiente']}';");</text:span></text:p>
      <text:p text:style-name="P34"><text:span text:style-name="T6"/></text:p>
      <text:p text:style-name="P34"><text:span text:style-name="T6"><text:tab/>$inserisci_spesa = "INSERT INTO spesa (negozio, id_ambiente, id_utente, data) VALUES ('{$_POST['negozio']}', {$_GET['ambiente']}, '{$_SESSION['email']}', '{$_POST['data']}');";</text:span></text:p>
      <text:p text:style-name="P34"><text:span text:style-name="T6"/></text:p>
      <text:p text:style-name="P34"><text:span text:style-name="T6"><text:tab/><text:tab/>query("INSERT INTO prodotto </text:span></text:p>
      <text:p text:style-name="P34"><text:span text:style-name="T6"><text:tab/><text:tab/><text:tab/><text:tab/><text:tab/><text:tab/><text:tab/><text:tab/>(nome, </text:span></text:p>
      <text:p text:style-name="P34"><text:span text:style-name="T6"><text:tab/><text:tab/><text:tab/><text:tab/><text:tab/><text:tab/><text:tab/><text:tab/> quantita, </text:span></text:p>
      <text:p text:style-name="P34"><text:span text:style-name="T6"><text:tab/><text:tab/><text:tab/><text:tab/><text:tab/><text:tab/><text:tab/><text:tab/> costo, </text:span></text:p>
      <text:p text:style-name="P34"><text:span text:style-name="T6"><text:tab/><text:tab/><text:tab/><text:tab/><text:tab/><text:tab/><text:tab/><text:tab/> descrizione, </text:span></text:p>
      <text:p text:style-name="P34"><text:span text:style-name="T6"><text:tab/><text:tab/><text:tab/><text:tab/><text:tab/><text:tab/><text:tab/><text:tab/> id_spesa ) </text:span></text:p>
      <text:p text:style-name="P34"><text:span text:style-name="T6"><text:tab/><text:tab/><text:tab/><text:tab/><text:tab/><text:tab/><text:tab/><text:tab/><text:tab/><text:tab/><text:tab/><text:tab/> </text:span></text:p>
      <text:p text:style-name="P34"><text:span text:style-name="T6"><text:tab/><text:tab/><text:tab/><text:tab/><text:tab/><text:tab/><text:tab/><text:tab/>VALUES ('{$prodotto['nome']}',</text:span></text:p>
      <text:p text:style-name="P34"><text:span text:style-name="T6"><text:tab/><text:tab/><text:tab/><text:tab/><text:tab/><text:tab/><text:tab/><text:tab/><text:tab/><text:tab/>{$prodotto['quantita']},</text:span></text:p>
      <text:p text:style-name="P34"><text:span text:style-name="T6"><text:tab/><text:tab/><text:tab/><text:tab/><text:tab/><text:tab/><text:tab/><text:tab/><text:tab/><text:tab/>{$prodotto['costo']},</text:span></text:p>
      <text:p text:style-name="P34"><text:span text:style-name="T6"><text:tab/><text:tab/><text:tab/><text:tab/><text:tab/><text:tab/><text:tab/><text:tab/><text:tab/><text:tab/>'{$prodotto['descrizione']}',</text:span></text:p>
      <text:p text:style-name="P34"><text:span text:style-name="T6"><text:tab/><text:tab/><text:tab/><text:tab/><text:tab/><text:tab/><text:tab/><text:tab/><text:tab/><text:tab/>$id_spesa );");</text:span></text:p>
      <text:p text:style-name="P34"><text:span text:style-name="T6"/></text:p>
      <text:p text:style-name="P34"><text:span text:style-name="T6"><text:tab/><text:tab/>query("UPDATE appartenenza SET saldo=saldo+{$prodotto['costo']} WHERE id_utente='{$_SESSION['email']}' AND id_ambiente={$_GET['ambiente']}");</text:span></text:p>
      <text:p text:style-name="P34"><text:span text:style-name="T6"/></text:p>
      <text:p text:style-name="P34"><text:span text:style-name="T6"><text:tab/><text:tab/><text:tab/>query("UPDATE appartenenza SET saldo=saldo-$costo_per_utilizzatore WHERE id_utente='$utente' AND id_ambiente={$_GET['ambiente']}");</text:span></text:p>
      <text:p text:style-name="P34"><text:span text:style-name="T6"><text:tab/><text:tab/><text:tab/>query("INSERT INTO utilizzo (id_prodotto, id_utente) VALUES ($id_prodotto, '$utente');");</text:span></text:p>
      <text:p text:style-name="P34"><text:span text:style-name="T6"/></text:p>
      <text:p text:style-name="P34"><text:span text:style-name="T6"><text:tab/>$query = "SELECT * FROM utente WHERE id_utente='$email';";</text:span></text:p>
      <text:p text:style-name="P34"><text:span text:style-name="T6"/></text:p>
      <text:p text:style-name="P34"><text:span text:style-name="T6"><text:tab/><text:tab/>$query = "INSERT INTO utente VALUES('$email', '$nome', '$cognome', '$password', '$nomeutente');";</text:span></text:p>
      <text:p text:style-name="P34"><text:span text:style-name="T6"/></text:p>
      <text:p text:style-name="P34"><text:span text:style-name="T6"><text:tab/><text:tab/>$query = "DELETE FROM appartenenza WHERE </text:span><text:soft-page-break/><text:span text:style-name="T6">id_utente='".$_SESSION['email']."' AND id_ambiente=".$_GET['ambiente']." AND saldo=0";</text:span></text:p>
      <text:p text:style-name="P34"><text:span text:style-name="T6"/></text:p>
      <text:p text:style-name="P34"><text:span text:style-name="T6">$query = "SELECT * FROM appartenenza WHERE id_ambiente={$_GET['ambiente']} AND id_utente='{$_SESSION['ema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a regazzi</meta:initial-creator>
    <meta:creation-date>2012-12-20T12:21:41</meta:creation-date>
    <dc:date>2013-01-13T20:41:54</dc:date>
    <dc:creator>tapion </dc:creator>
    <meta:editing-duration>PT11H32M40S</meta:editing-duration>
    <meta:editing-cycles>27</meta:editing-cycles>
    <meta:generator>LibreOffice/3.6$Linux_X86_64 LibreOffice_project/360m1$Build-2</meta:generator>
    <meta:document-statistic meta:table-count="5" meta:image-count="2" meta:object-count="0" meta:page-count="16" meta:paragraph-count="377" meta:word-count="2400" meta:character-count="17947" meta:non-whitespace-character-count="15660"/>
  </office:meta>
</office:document-meta>
</file>